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154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28in" svg:height="3.5469in" svg:x="7.6047in" svg:y="22in">
            <draw:object draw:notify-on-update-of-ranges="Sheet1.D133:Sheet1.D136 Sheet1.E133:Sheet1.E1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8177in" svg:y="43.3366in">
            <draw:object draw:notify-on-update-of-ranges="Sheet1.D245:Sheet1.D248 Sheet1.E245:Sheet1.E24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5.6327in" svg:y="83.2394in">
            <draw:object draw:notify-on-update-of-ranges="Sheet1.D469:Sheet1.D472 Sheet1.E469:Sheet1.E47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<text:s/>Total Time (us)</text:p>
          </table:table-cell>
          <table:table-cell office:value-type="string" calcext:value-type="string">
            <text:p>Calls (kCal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m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2557170" calcext:value-type="float">
            <text:p>2557170</text:p>
          </table:table-cell>
          <table:table-cell office:value-type="float" office:value="1909.83" calcext:value-type="float">
            <text:p>1909.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64</text:p>
          </table:table-cell>
          <table:table-cell office:value-type="float" office:value="38673.6" calcext:value-type="float">
            <text:p>38673.6</text:p>
          </table:table-cell>
          <table:table-cell office:value-type="float" office:value="3.185" calcext:value-type="float">
            <text:p>3.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32x32</text:p>
          </table:table-cell>
          <table:table-cell office:value-type="float" office:value="28453.1" calcext:value-type="float">
            <text:p>28453.1</text:p>
          </table:table-cell>
          <table:table-cell office:value-type="float" office:value="3.848" calcext:value-type="float">
            <text:p>3.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32x32</text:p>
          </table:table-cell>
          <table:table-cell office:value-type="float" office:value="30732.2" calcext:value-type="float">
            <text:p>30732.2</text:p>
          </table:table-cell>
          <table:table-cell office:value-type="float" office:value="3.822" calcext:value-type="float">
            <text:p>3.8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16x16</text:p>
          </table:table-cell>
          <table:table-cell office:value-type="float" office:value="17230.5" calcext:value-type="float">
            <text:p>17230.5</text:p>
          </table:table-cell>
          <table:table-cell office:value-type="float" office:value="13.898" calcext:value-type="float">
            <text:p>13.8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16x16</text:p>
          </table:table-cell>
          <table:table-cell office:value-type="float" office:value="14018.5" calcext:value-type="float">
            <text:p>14018.5</text:p>
          </table:table-cell>
          <table:table-cell office:value-type="float" office:value="11.957" calcext:value-type="float">
            <text:p>11.9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32</text:p>
          </table:table-cell>
          <table:table-cell office:value-type="float" office:value="42305.7" calcext:value-type="float">
            <text:p>42305.7</text:p>
          </table:table-cell>
          <table:table-cell office:value-type="float" office:value="13.65" calcext:value-type="float">
            <text:p>13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8x8</text:p>
          </table:table-cell>
          <table:table-cell office:value-type="float" office:value="24881.1" calcext:value-type="float">
            <text:p>24881.1</text:p>
          </table:table-cell>
          <table:table-cell office:value-type="float" office:value="94.728" calcext:value-type="float">
            <text:p>94.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8x8</text:p>
          </table:table-cell>
          <table:table-cell office:value-type="float" office:value="17695" calcext:value-type="float">
            <text:p>17695</text:p>
          </table:table-cell>
          <table:table-cell office:value-type="float" office:value="55.017" calcext:value-type="float">
            <text:p>55.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16</text:p>
          </table:table-cell>
          <table:table-cell office:value-type="float" office:value="44164.9" calcext:value-type="float">
            <text:p>44164.9</text:p>
          </table:table-cell>
          <table:table-cell office:value-type="float" office:value="54.6" calcext:value-type="float">
            <text:p>54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ST_4x4</text:p>
          </table:table-cell>
          <table:table-cell office:value-type="float" office:value="44968.4" calcext:value-type="float">
            <text:p>44968.4</text:p>
          </table:table-cell>
          <table:table-cell office:value-type="float" office:value="280.685" calcext:value-type="float">
            <text:p>280.6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8</text:p>
          </table:table-cell>
          <table:table-cell office:value-type="float" office:value="52202.7" calcext:value-type="float">
            <text:p>52202.7</text:p>
          </table:table-cell>
          <table:table-cell office:value-type="float" office:value="218.4" calcext:value-type="float">
            <text:p>218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4x4</text:p>
          </table:table-cell>
          <table:table-cell office:value-type="float" office:value="23491.1" calcext:value-type="float">
            <text:p>23491.1</text:p>
          </table:table-cell>
          <table:table-cell office:value-type="float" office:value="168.84" calcext:value-type="float">
            <text:p>168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4x4</text:p>
          </table:table-cell>
          <table:table-cell office:value-type="float" office:value="5342.72" calcext:value-type="float">
            <text:p>5342.72</text:p>
          </table:table-cell>
          <table:table-cell office:value-type="float" office:value="31.01" calcext:value-type="float">
            <text:p>31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x4</text:p>
          </table:table-cell>
          <table:table-cell office:value-type="float" office:value="68379.9" calcext:value-type="float">
            <text:p>68379.9</text:p>
          </table:table-cell>
          <table:table-cell office:value-type="float" office:value="873.6" calcext:value-type="float">
            <text:p>873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ST_4x4</text:p>
          </table:table-cell>
          <table:table-cell office:value-type="float" office:value="15385.2" calcext:value-type="float">
            <text:p>15385.2</text:p>
          </table:table-cell>
          <table:table-cell office:value-type="float" office:value="82.588" calcext:value-type="float">
            <text:p>82.58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ram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4024240" calcext:value-type="float">
            <text:p>4024240</text:p>
          </table:table-cell>
          <table:table-cell office:value-type="float" office:value="4514.76" calcext:value-type="float">
            <text:p>4514.76</text:p>
          </table:table-cell>
          <table:table-cell office:value-type="string" calcext:value-type="string">
            <text:p>DIST</text:p>
          </table:table-cell>
          <table:table-cell table:formula="of:=SUM([.B22:.B80])" office:value-type="float" office:value="1031801.898" calcext:value-type="float">
            <text:p>1031801.898</text:p>
          </table:table-cell>
          <table:table-cell table:formula="of:=SUM([.E21:.E23])/SUM([.E21:.E24])" office:value-type="float" office:value="0.281033719680072" calcext:value-type="float">
            <text:p>0.2810337197</text:p>
          </table:table-cell>
        </table:table-row>
        <table:table-row table:style-name="ro1">
          <table:table-cell office:value-type="string" calcext:value-type="string">
            <text:p>Dist_HAD_12x16</text:p>
          </table:table-cell>
          <table:table-cell office:value-type="float" office:value="4092.45" calcext:value-type="float">
            <text:p>4092.45</text:p>
          </table:table-cell>
          <table:table-cell office:value-type="float" office:value="7.304" calcext:value-type="float">
            <text:p>7.304</text:p>
          </table:table-cell>
          <table:table-cell office:value-type="string" calcext:value-type="string">
            <text:p>INTERP</text:p>
          </table:table-cell>
          <table:table-cell table:formula="of:=SUM([.B81:.B120])" office:value-type="float" office:value="341797.081" calcext:value-type="float">
            <text:p>341797.081</text:p>
          </table:table-cell>
          <table:table-cell/>
        </table:table-row>
        <table:table-row table:style-name="ro1">
          <table:table-cell office:value-type="string" calcext:value-type="string">
            <text:p>Dist_HAD_16x12</text:p>
          </table:table-cell>
          <table:table-cell office:value-type="float" office:value="2285" calcext:value-type="float">
            <text:p>2285</text:p>
          </table:table-cell>
          <table:table-cell office:value-type="float" office:value="4.056" calcext:value-type="float">
            <text:p>4.056</text:p>
          </table:table-cell>
          <table:table-cell office:value-type="string" calcext:value-type="string">
            <text:p>TR</text:p>
          </table:table-cell>
          <table:table-cell table:formula="of:=SUM([.B121:.B130])" office:value-type="float" office:value="199419.3489" calcext:value-type="float">
            <text:p>199419.3489</text:p>
          </table:table-cell>
          <table:table-cell/>
        </table:table-row>
        <table:table-row table:style-name="ro1">
          <table:table-cell office:value-type="string" calcext:value-type="string">
            <text:p>Dist_HAD_16x16</text:p>
          </table:table-cell>
          <table:table-cell office:value-type="float" office:value="50433.6" calcext:value-type="float">
            <text:p>50433.6</text:p>
          </table:table-cell>
          <table:table-cell office:value-type="float" office:value="56.545" calcext:value-type="float">
            <text:p>56.545</text:p>
          </table:table-cell>
          <table:table-cell office:value-type="string" calcext:value-type="string">
            <text:p>Others</text:p>
          </table:table-cell>
          <table:table-cell table:formula="of:=[.B21]" office:value-type="float" office:value="4024240" calcext:value-type="float">
            <text:p>4024240</text:p>
          </table:table-cell>
          <table:table-cell/>
        </table:table-row>
        <table:table-row table:style-name="ro1">
          <table:table-cell office:value-type="string" calcext:value-type="string">
            <text:p>Dist_HAD_16x32</text:p>
          </table:table-cell>
          <table:table-cell office:value-type="float" office:value="52976.8" calcext:value-type="float">
            <text:p>52976.8</text:p>
          </table:table-cell>
          <table:table-cell office:value-type="float" office:value="32.76" calcext:value-type="float">
            <text:p>32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4</text:p>
          </table:table-cell>
          <table:table-cell office:value-type="float" office:value="1207.59" calcext:value-type="float">
            <text:p>1207.59</text:p>
          </table:table-cell>
          <table:table-cell office:value-type="float" office:value="4.056" calcext:value-type="float">
            <text:p>4.0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64</text:p>
          </table:table-cell>
          <table:table-cell office:value-type="float" office:value="726.461" calcext:value-type="float">
            <text:p>726.461</text:p>
          </table:table-cell>
          <table:table-cell office:value-type="float" office:value="0.22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8</text:p>
          </table:table-cell>
          <table:table-cell office:value-type="float" office:value="61319.1" calcext:value-type="float">
            <text:p>61319.1</text:p>
          </table:table-cell>
          <table:table-cell office:value-type="float" office:value="131.04" calcext:value-type="float">
            <text:p>131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24x32</text:p>
          </table:table-cell>
          <table:table-cell office:value-type="float" office:value="10408.4" calcext:value-type="float">
            <text:p>10408.4</text:p>
          </table:table-cell>
          <table:table-cell office:value-type="float" office:value="4.186" calcext:value-type="float">
            <text:p>4.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16</text:p>
          </table:table-cell>
          <table:table-cell office:value-type="float" office:value="52674.8" calcext:value-type="float">
            <text:p>52674.8</text:p>
          </table:table-cell>
          <table:table-cell office:value-type="float" office:value="32.76" calcext:value-type="float">
            <text:p>32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24</text:p>
          </table:table-cell>
          <table:table-cell office:value-type="float" office:value="6405.12" calcext:value-type="float">
            <text:p>6405.12</text:p>
          </table:table-cell>
          <table:table-cell office:value-type="float" office:value="2.586" calcext:value-type="float">
            <text:p>2.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32</text:p>
          </table:table-cell>
          <table:table-cell office:value-type="float" office:value="45987.6" calcext:value-type="float">
            <text:p>45987.6</text:p>
          </table:table-cell>
          <table:table-cell office:value-type="float" office:value="14.705" calcext:value-type="float">
            <text:p>14.7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64</text:p>
          </table:table-cell>
          <table:table-cell office:value-type="float" office:value="46717.2" calcext:value-type="float">
            <text:p>46717.2</text:p>
          </table:table-cell>
          <table:table-cell office:value-type="float" office:value="7.644" calcext:value-type="float">
            <text:p>7.6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8</text:p>
          </table:table-cell>
          <table:table-cell office:value-type="float" office:value="2300.98" calcext:value-type="float">
            <text:p>2300.98</text:p>
          </table:table-cell>
          <table:table-cell office:value-type="float" office:value="2.586" calcext:value-type="float">
            <text:p>2.5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8x64</text:p>
          </table:table-cell>
          <table:table-cell office:value-type="float" office:value="2045.39" calcext:value-type="float">
            <text:p>2045.39</text:p>
          </table:table-cell>
          <table:table-cell office:value-type="float" office:value="0.22" calcext:value-type="float">
            <text:p>0.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x16</text:p>
          </table:table-cell>
          <table:table-cell office:value-type="float" office:value="2240.42" calcext:value-type="float">
            <text:p>2240.42</text:p>
          </table:table-cell>
          <table:table-cell office:value-type="float" office:value="7.304" calcext:value-type="float">
            <text:p>7.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x4</text:p>
          </table:table-cell>
          <table:table-cell office:value-type="float" office:value="435.591" calcext:value-type="float">
            <text:p>435.591</text:p>
          </table:table-cell>
          <table:table-cell office:value-type="float" office:value="2.24" calcext:value-type="float">
            <text:p>2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x8</text:p>
          </table:table-cell>
          <table:table-cell office:value-type="float" office:value="45873.2" calcext:value-type="float">
            <text:p>45873.2</text:p>
          </table:table-cell>
          <table:table-cell office:value-type="float" office:value="299.52" calcext:value-type="float">
            <text:p>29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16</text:p>
          </table:table-cell>
          <table:table-cell office:value-type="float" office:value="367.88" calcext:value-type="float">
            <text:p>367.88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32</text:p>
          </table:table-cell>
          <table:table-cell office:value-type="float" office:value="46405.6" calcext:value-type="float">
            <text:p>46405.6</text:p>
          </table:table-cell>
          <table:table-cell office:value-type="float" office:value="7.644" calcext:value-type="float">
            <text:p>7.6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48</text:p>
          </table:table-cell>
          <table:table-cell office:value-type="float" office:value="1022.34" calcext:value-type="float">
            <text:p>1022.34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64</text:p>
          </table:table-cell>
          <table:table-cell office:value-type="float" office:value="47816.3" calcext:value-type="float">
            <text:p>47816.3</text:p>
          </table:table-cell>
          <table:table-cell office:value-type="float" office:value="3.941" calcext:value-type="float">
            <text:p>3.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16</text:p>
          </table:table-cell>
          <table:table-cell office:value-type="float" office:value="59373.9" calcext:value-type="float">
            <text:p>59373.9</text:p>
          </table:table-cell>
          <table:table-cell office:value-type="float" office:value="131.04" calcext:value-type="float">
            <text:p>131.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32</text:p>
          </table:table-cell>
          <table:table-cell office:value-type="float" office:value="3844.26" calcext:value-type="float">
            <text:p>3844.26</text:p>
          </table:table-cell>
          <table:table-cell office:value-type="float" office:value="4.186" calcext:value-type="float">
            <text:p>4.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4</text:p>
          </table:table-cell>
          <table:table-cell office:value-type="float" office:value="49337.4" calcext:value-type="float">
            <text:p>49337.4</text:p>
          </table:table-cell>
          <table:table-cell office:value-type="float" office:value="299.52" calcext:value-type="float">
            <text:p>29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8</text:p>
          </table:table-cell>
          <table:table-cell office:value-type="float" office:value="60896.2" calcext:value-type="float">
            <text:p>60896.2</text:p>
          </table:table-cell>
          <table:table-cell office:value-type="float" office:value="225.2" calcext:value-type="float">
            <text:p>225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2x16</text:p>
          </table:table-cell>
          <table:table-cell office:value-type="float" office:value="3690.48" calcext:value-type="float">
            <text:p>3690.48</text:p>
          </table:table-cell>
          <table:table-cell office:value-type="float" office:value="12.312" calcext:value-type="float">
            <text:p>12.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2x16sub</text:p>
          </table:table-cell>
          <table:table-cell office:value-type="float" office:value="1658.44" calcext:value-type="float">
            <text:p>1658.44</text:p>
          </table:table-cell>
          <table:table-cell office:value-type="float" office:value="6.561" calcext:value-type="float">
            <text:p>6.5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2</text:p>
          </table:table-cell>
          <table:table-cell office:value-type="float" office:value="1523.49" calcext:value-type="float">
            <text:p>1523.49</text:p>
          </table:table-cell>
          <table:table-cell office:value-type="float" office:value="5.508" calcext:value-type="float">
            <text:p>5.5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2sub</text:p>
          </table:table-cell>
          <table:table-cell office:value-type="float" office:value="499.964" calcext:value-type="float">
            <text:p>499.964</text:p>
          </table:table-cell>
          <table:table-cell office:value-type="float" office:value="2.156" calcext:value-type="float">
            <text:p>2.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6</text:p>
          </table:table-cell>
          <table:table-cell office:value-type="float" office:value="23827.3" calcext:value-type="float">
            <text:p>23827.3</text:p>
          </table:table-cell>
          <table:table-cell office:value-type="float" office:value="126.36" calcext:value-type="float">
            <text:p>12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6sub</text:p>
          </table:table-cell>
          <table:table-cell office:value-type="float" office:value="7815.84" calcext:value-type="float">
            <text:p>7815.84</text:p>
          </table:table-cell>
          <table:table-cell office:value-type="float" office:value="44.581" calcext:value-type="float">
            <text:p>44.5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32</text:p>
          </table:table-cell>
          <table:table-cell office:value-type="float" office:value="15268.6" calcext:value-type="float">
            <text:p>15268.6</text:p>
          </table:table-cell>
          <table:table-cell office:value-type="float" office:value="63.18" calcext:value-type="float">
            <text:p>63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32sub</text:p>
          </table:table-cell>
          <table:table-cell office:value-type="float" office:value="5034.69" calcext:value-type="float">
            <text:p>5034.69</text:p>
          </table:table-cell>
          <table:table-cell office:value-type="float" office:value="21.136" calcext:value-type="float">
            <text:p>21.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4</text:p>
          </table:table-cell>
          <table:table-cell office:value-type="float" office:value="1527.55" calcext:value-type="float">
            <text:p>1527.55</text:p>
          </table:table-cell>
          <table:table-cell office:value-type="float" office:value="7.836" calcext:value-type="float">
            <text:p>7.8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8</text:p>
          </table:table-cell>
          <table:table-cell office:value-type="float" office:value="49269.7" calcext:value-type="float">
            <text:p>49269.7</text:p>
          </table:table-cell>
          <table:table-cell office:value-type="float" office:value="330.388" calcext:value-type="float">
            <text:p>330.3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24x32</text:p>
          </table:table-cell>
          <table:table-cell office:value-type="float" office:value="3276.35" calcext:value-type="float">
            <text:p>3276.35</text:p>
          </table:table-cell>
          <table:table-cell office:value-type="float" office:value="7.938" calcext:value-type="float">
            <text:p>7.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24x32sub</text:p>
          </table:table-cell>
          <table:table-cell office:value-type="float" office:value="1107.69" calcext:value-type="float">
            <text:p>1107.69</text:p>
          </table:table-cell>
          <table:table-cell office:value-type="float" office:value="2.792" calcext:value-type="float">
            <text:p>2.7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16</text:p>
          </table:table-cell>
          <table:table-cell office:value-type="float" office:value="15634.8" calcext:value-type="float">
            <text:p>15634.8</text:p>
          </table:table-cell>
          <table:table-cell office:value-type="float" office:value="63.18" calcext:value-type="float">
            <text:p>63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16sub</text:p>
          </table:table-cell>
          <table:table-cell office:value-type="float" office:value="4792.69" calcext:value-type="float">
            <text:p>4792.69</text:p>
          </table:table-cell>
          <table:table-cell office:value-type="float" office:value="20.625" calcext:value-type="float">
            <text:p>20.6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24</text:p>
          </table:table-cell>
          <table:table-cell office:value-type="float" office:value="1792.91" calcext:value-type="float">
            <text:p>1792.91</text:p>
          </table:table-cell>
          <table:table-cell office:value-type="float" office:value="4.698" calcext:value-type="float">
            <text:p>4.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24sub</text:p>
          </table:table-cell>
          <table:table-cell office:value-type="float" office:value="688.076" calcext:value-type="float">
            <text:p>688.076</text:p>
          </table:table-cell>
          <table:table-cell office:value-type="float" office:value="1.969" calcext:value-type="float">
            <text:p>1.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32</text:p>
          </table:table-cell>
          <table:table-cell office:value-type="float" office:value="11904.7" calcext:value-type="float">
            <text:p>11904.7</text:p>
          </table:table-cell>
          <table:table-cell office:value-type="float" office:value="31.59" calcext:value-type="float">
            <text:p>31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32sub</text:p>
          </table:table-cell>
          <table:table-cell office:value-type="float" office:value="4930.26" calcext:value-type="float">
            <text:p>4930.26</text:p>
          </table:table-cell>
          <table:table-cell office:value-type="float" office:value="12.811" calcext:value-type="float">
            <text:p>12.8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64</text:p>
          </table:table-cell>
          <table:table-cell office:value-type="float" office:value="9233.47" calcext:value-type="float">
            <text:p>9233.47</text:p>
          </table:table-cell>
          <table:table-cell office:value-type="float" office:value="14.742" calcext:value-type="float">
            <text:p>14.7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64sub</text:p>
          </table:table-cell>
          <table:table-cell office:value-type="float" office:value="2800.23" calcext:value-type="float">
            <text:p>2800.23</text:p>
          </table:table-cell>
          <table:table-cell office:value-type="float" office:value="4.332" calcext:value-type="float">
            <text:p>4.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8</text:p>
          </table:table-cell>
          <table:table-cell office:value-type="float" office:value="1873.73" calcext:value-type="float">
            <text:p>1873.73</text:p>
          </table:table-cell>
          <table:table-cell office:value-type="float" office:value="7.245" calcext:value-type="float">
            <text:p>7.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4x16</text:p>
          </table:table-cell>
          <table:table-cell office:value-type="float" office:value="2385.85" calcext:value-type="float">
            <text:p>2385.85</text:p>
          </table:table-cell>
          <table:table-cell office:value-type="float" office:value="12.312" calcext:value-type="float">
            <text:p>12.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4x16sub</text:p>
          </table:table-cell>
          <table:table-cell office:value-type="float" office:value="797.987" calcext:value-type="float">
            <text:p>797.987</text:p>
          </table:table-cell>
          <table:table-cell office:value-type="float" office:value="5.506" calcext:value-type="float">
            <text:p>5.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4x8</text:p>
          </table:table-cell>
          <table:table-cell office:value-type="float" office:value="31843.7" calcext:value-type="float">
            <text:p>31843.7</text:p>
          </table:table-cell>
          <table:table-cell office:value-type="float" office:value="295.273" calcext:value-type="float">
            <text:p>295.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32</text:p>
          </table:table-cell>
          <table:table-cell office:value-type="float" office:value="9599.21" calcext:value-type="float">
            <text:p>9599.21</text:p>
          </table:table-cell>
          <table:table-cell office:value-type="float" office:value="14.742" calcext:value-type="float">
            <text:p>14.7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32sub</text:p>
          </table:table-cell>
          <table:table-cell office:value-type="float" office:value="3035.31" calcext:value-type="float">
            <text:p>3035.31</text:p>
          </table:table-cell>
          <table:table-cell office:value-type="float" office:value="4.6" calcext:value-type="float">
            <text:p>4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64</text:p>
          </table:table-cell>
          <table:table-cell office:value-type="float" office:value="8992.2" calcext:value-type="float">
            <text:p>8992.2</text:p>
          </table:table-cell>
          <table:table-cell office:value-type="float" office:value="7.371" calcext:value-type="float">
            <text:p>7.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64sub</text:p>
          </table:table-cell>
          <table:table-cell office:value-type="float" office:value="4046.68" calcext:value-type="float">
            <text:p>4046.68</text:p>
          </table:table-cell>
          <table:table-cell office:value-type="float" office:value="3.209" calcext:value-type="float">
            <text:p>3.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16</text:p>
          </table:table-cell>
          <table:table-cell office:value-type="float" office:value="25944.9" calcext:value-type="float">
            <text:p>25944.9</text:p>
          </table:table-cell>
          <table:table-cell office:value-type="float" office:value="252.72" calcext:value-type="float">
            <text:p>252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16sub</text:p>
          </table:table-cell>
          <table:table-cell office:value-type="float" office:value="8233.07" calcext:value-type="float">
            <text:p>8233.07</text:p>
          </table:table-cell>
          <table:table-cell office:value-type="float" office:value="77.888" calcext:value-type="float">
            <text:p>77.8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32</text:p>
          </table:table-cell>
          <table:table-cell office:value-type="float" office:value="1712.56" calcext:value-type="float">
            <text:p>1712.56</text:p>
          </table:table-cell>
          <table:table-cell office:value-type="float" office:value="7.938" calcext:value-type="float">
            <text:p>7.9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32sub</text:p>
          </table:table-cell>
          <table:table-cell office:value-type="float" office:value="788.689" calcext:value-type="float">
            <text:p>788.689</text:p>
          </table:table-cell>
          <table:table-cell office:value-type="float" office:value="4.157" calcext:value-type="float">
            <text:p>4.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4</text:p>
          </table:table-cell>
          <table:table-cell office:value-type="float" office:value="35735.1" calcext:value-type="float">
            <text:p>35735.1</text:p>
          </table:table-cell>
          <table:table-cell office:value-type="float" office:value="293.079" calcext:value-type="float">
            <text:p>293.0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8</text:p>
          </table:table-cell>
          <table:table-cell office:value-type="float" office:value="73342.1" calcext:value-type="float">
            <text:p>73342.1</text:p>
          </table:table-cell>
          <table:table-cell office:value-type="float" office:value="665.768" calcext:value-type="float">
            <text:p>665.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12_16</text:p>
          </table:table-cell>
          <table:table-cell office:value-type="float" office:value="1030.92" calcext:value-type="float">
            <text:p>1030.92</text:p>
          </table:table-cell>
          <table:table-cell office:value-type="float" office:value="0.304" calcext:value-type="float">
            <text:p>0.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16_12</text:p>
          </table:table-cell>
          <table:table-cell office:value-type="float" office:value="371.218" calcext:value-type="float">
            <text:p>371.218</text:p>
          </table:table-cell>
          <table:table-cell office:value-type="float" office:value="0.136" calcext:value-type="float">
            <text:p>0.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16_16</text:p>
          </table:table-cell>
          <table:table-cell office:value-type="float" office:value="9875.77" calcext:value-type="float">
            <text:p>9875.77</text:p>
          </table:table-cell>
          <table:table-cell office:value-type="float" office:value="3.12" calcext:value-type="float">
            <text:p>3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16_32</text:p>
          </table:table-cell>
          <table:table-cell office:value-type="float" office:value="7802.72" calcext:value-type="float">
            <text:p>7802.72</text:p>
          </table:table-cell>
          <table:table-cell office:value-type="float" office:value="1.56" calcext:value-type="float">
            <text:p>1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16_4</text:p>
          </table:table-cell>
          <table:table-cell office:value-type="float" office:value="186.92" calcext:value-type="float">
            <text:p>186.92</text:p>
          </table:table-cell>
          <table:table-cell office:value-type="float" office:value="0.136" calcext:value-type="float">
            <text:p>0.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16_8</text:p>
          </table:table-cell>
          <table:table-cell office:value-type="float" office:value="11663.4" calcext:value-type="float">
            <text:p>11663.4</text:p>
          </table:table-cell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24_32</text:p>
          </table:table-cell>
          <table:table-cell office:value-type="float" office:value="1213.07" calcext:value-type="float">
            <text:p>1213.07</text:p>
          </table:table-cell>
          <table:table-cell office:value-type="float" office:value="0.196" calcext:value-type="float">
            <text:p>0.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32_16</text:p>
          </table:table-cell>
          <table:table-cell office:value-type="float" office:value="6523.37" calcext:value-type="float">
            <text:p>6523.37</text:p>
          </table:table-cell>
          <table:table-cell office:value-type="float" office:value="1.56" calcext:value-type="float">
            <text:p>1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32_24</text:p>
          </table:table-cell>
          <table:table-cell office:value-type="float" office:value="666.857" calcext:value-type="float">
            <text:p>666.857</text:p>
          </table:table-cell>
          <table:table-cell office:value-type="float" office:value="0.116" calcext:value-type="float">
            <text:p>0.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32_32</text:p>
          </table:table-cell>
          <table:table-cell office:value-type="float" office:value="5904.44" calcext:value-type="float">
            <text:p>5904.44</text:p>
          </table:table-cell>
          <table:table-cell office:value-type="float" office:value="0.78" calcext:value-type="float">
            <text:p>0.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32_64</text:p>
          </table:table-cell>
          <table:table-cell office:value-type="float" office:value="4940.99" calcext:value-type="float">
            <text:p>4940.99</text:p>
          </table:table-cell>
          <table:table-cell office:value-type="float" office:value="0.364" calcext:value-type="float">
            <text:p>0.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32_8</text:p>
          </table:table-cell>
          <table:table-cell office:value-type="float" office:value="311.136" calcext:value-type="float">
            <text:p>311.136</text:p>
          </table:table-cell>
          <table:table-cell office:value-type="float" office:value="0.116" calcext:value-type="float">
            <text:p>0.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4_16</text:p>
          </table:table-cell>
          <table:table-cell office:value-type="float" office:value="703.573" calcext:value-type="float">
            <text:p>703.573</text:p>
          </table:table-cell>
          <table:table-cell office:value-type="float" office:value="0.304" calcext:value-type="float">
            <text:p>0.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4_8</text:p>
          </table:table-cell>
          <table:table-cell office:value-type="float" office:value="18287.9" calcext:value-type="float">
            <text:p>18287.9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64_32</text:p>
          </table:table-cell>
          <table:table-cell office:value-type="float" office:value="4367.59" calcext:value-type="float">
            <text:p>4367.59</text:p>
          </table:table-cell>
          <table:table-cell office:value-type="float" office:value="0.364" calcext:value-type="float">
            <text:p>0.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64_64</text:p>
          </table:table-cell>
          <table:table-cell office:value-type="float" office:value="4219.06" calcext:value-type="float">
            <text:p>4219.06</text:p>
          </table:table-cell>
          <table:table-cell office:value-type="float" office:value="0.182" calcext:value-type="float">
            <text:p>0.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8_16</text:p>
          </table:table-cell>
          <table:table-cell office:value-type="float" office:value="13929.1" calcext:value-type="float">
            <text:p>13929.1</text:p>
          </table:table-cell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8_32</text:p>
          </table:table-cell>
          <table:table-cell office:value-type="float" office:value="748.396" calcext:value-type="float">
            <text:p>748.396</text:p>
          </table:table-cell>
          <table:table-cell office:value-type="float" office:value="0.196" calcext:value-type="float">
            <text:p>0.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8_4</text:p>
          </table:table-cell>
          <table:table-cell office:value-type="float" office:value="14121.3" calcext:value-type="float">
            <text:p>14121.3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8_8</text:p>
          </table:table-cell>
          <table:table-cell office:value-type="float" office:value="18447.4" calcext:value-type="float">
            <text:p>18447.4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12_16</text:p>
          </table:table-cell>
          <table:table-cell office:value-type="float" office:value="2019.88" calcext:value-type="float">
            <text:p>2019.88</text:p>
          </table:table-cell>
          <table:table-cell office:value-type="float" office:value="0.304" calcext:value-type="float">
            <text:p>0.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16_12</text:p>
          </table:table-cell>
          <table:table-cell office:value-type="float" office:value="649.929" calcext:value-type="float">
            <text:p>649.929</text:p>
          </table:table-cell>
          <table:table-cell office:value-type="float" office:value="0.136" calcext:value-type="float">
            <text:p>0.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16_16</text:p>
          </table:table-cell>
          <table:table-cell office:value-type="float" office:value="17127.5" calcext:value-type="float">
            <text:p>17127.5</text:p>
          </table:table-cell>
          <table:table-cell office:value-type="float" office:value="3.12" calcext:value-type="float">
            <text:p>3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16_32</text:p>
          </table:table-cell>
          <table:table-cell office:value-type="float" office:value="15180.3" calcext:value-type="float">
            <text:p>15180.3</text:p>
          </table:table-cell>
          <table:table-cell office:value-type="float" office:value="1.56" calcext:value-type="float">
            <text:p>1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16_4</text:p>
          </table:table-cell>
          <table:table-cell office:value-type="float" office:value="304.461" calcext:value-type="float">
            <text:p>304.461</text:p>
          </table:table-cell>
          <table:table-cell office:value-type="float" office:value="0.136" calcext:value-type="float">
            <text:p>0.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16_8</text:p>
          </table:table-cell>
          <table:table-cell office:value-type="float" office:value="19334.1" calcext:value-type="float">
            <text:p>19334.1</text:p>
          </table:table-cell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24_32</text:p>
          </table:table-cell>
          <table:table-cell office:value-type="float" office:value="2556.09" calcext:value-type="float">
            <text:p>2556.09</text:p>
          </table:table-cell>
          <table:table-cell office:value-type="float" office:value="0.196" calcext:value-type="float">
            <text:p>0.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32_16</text:p>
          </table:table-cell>
          <table:table-cell office:value-type="float" office:value="12773.5" calcext:value-type="float">
            <text:p>12773.5</text:p>
          </table:table-cell>
          <table:table-cell office:value-type="float" office:value="1.56" calcext:value-type="float">
            <text:p>1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32_24</text:p>
          </table:table-cell>
          <table:table-cell office:value-type="float" office:value="1473.19" calcext:value-type="float">
            <text:p>1473.19</text:p>
          </table:table-cell>
          <table:table-cell office:value-type="float" office:value="0.116" calcext:value-type="float">
            <text:p>0.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32_32</text:p>
          </table:table-cell>
          <table:table-cell office:value-type="float" office:value="12111.7" calcext:value-type="float">
            <text:p>12111.7</text:p>
          </table:table-cell>
          <table:table-cell office:value-type="float" office:value="0.78" calcext:value-type="float">
            <text:p>0.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32_64</text:p>
          </table:table-cell>
          <table:table-cell office:value-type="float" office:value="10604.9" calcext:value-type="float">
            <text:p>10604.9</text:p>
          </table:table-cell>
          <table:table-cell office:value-type="float" office:value="0.364" calcext:value-type="float">
            <text:p>0.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32_8</text:p>
          </table:table-cell>
          <table:table-cell office:value-type="float" office:value="562.191" calcext:value-type="float">
            <text:p>562.191</text:p>
          </table:table-cell>
          <table:table-cell office:value-type="float" office:value="0.116" calcext:value-type="float">
            <text:p>0.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4_16</text:p>
          </table:table-cell>
          <table:table-cell office:value-type="float" office:value="1233.1" calcext:value-type="float">
            <text:p>1233.1</text:p>
          </table:table-cell>
          <table:table-cell office:value-type="float" office:value="0.304" calcext:value-type="float">
            <text:p>0.3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4_8</text:p>
          </table:table-cell>
          <table:table-cell office:value-type="float" office:value="28208.5" calcext:value-type="float">
            <text:p>28208.5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64_32</text:p>
          </table:table-cell>
          <table:table-cell office:value-type="float" office:value="9353.4" calcext:value-type="float">
            <text:p>9353.4</text:p>
          </table:table-cell>
          <table:table-cell office:value-type="float" office:value="0.364" calcext:value-type="float">
            <text:p>0.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64_64</text:p>
          </table:table-cell>
          <table:table-cell office:value-type="float" office:value="9219.17" calcext:value-type="float">
            <text:p>9219.17</text:p>
          </table:table-cell>
          <table:table-cell office:value-type="float" office:value="0.182" calcext:value-type="float">
            <text:p>0.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8_16</text:p>
          </table:table-cell>
          <table:table-cell office:value-type="float" office:value="23952" calcext:value-type="float">
            <text:p>23952</text:p>
          </table:table-cell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8_32</text:p>
          </table:table-cell>
          <table:table-cell office:value-type="float" office:value="1441.24" calcext:value-type="float">
            <text:p>1441.24</text:p>
          </table:table-cell>
          <table:table-cell office:value-type="float" office:value="0.196" calcext:value-type="float">
            <text:p>0.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8_4</text:p>
          </table:table-cell>
          <table:table-cell office:value-type="float" office:value="19241.3" calcext:value-type="float">
            <text:p>19241.3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8_8</text:p>
          </table:table-cell>
          <table:table-cell office:value-type="float" office:value="29135.5" calcext:value-type="float">
            <text:p>29135.5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16x16</text:p>
          </table:table-cell>
          <table:table-cell office:value-type="float" office:value="39174.3" calcext:value-type="float">
            <text:p>39174.3</text:p>
          </table:table-cell>
          <table:table-cell office:value-type="float" office:value="32.044" calcext:value-type="float">
            <text:p>32.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32x32</text:p>
          </table:table-cell>
          <table:table-cell office:value-type="float" office:value="32987.4" calcext:value-type="float">
            <text:p>32987.4</text:p>
          </table:table-cell>
          <table:table-cell office:value-type="float" office:value="4.406" calcext:value-type="float">
            <text:p>4.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4x4</text:p>
          </table:table-cell>
          <table:table-cell office:value-type="float" office:value="72457.8" calcext:value-type="float">
            <text:p>72457.8</text:p>
          </table:table-cell>
          <table:table-cell office:value-type="float" office:value="494.72" calcext:value-type="float">
            <text:p>494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8x8</text:p>
          </table:table-cell>
          <table:table-cell office:value-type="float" office:value="36763.2" calcext:value-type="float">
            <text:p>36763.2</text:p>
          </table:table-cell>
          <table:table-cell office:value-type="float" office:value="133.476" calcext:value-type="float">
            <text:p>133.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ST_4x4</text:p>
          </table:table-cell>
          <table:table-cell office:value-type="float" office:value="245.333" calcext:value-type="float">
            <text:p>245.333</text:p>
          </table:table-cell>
          <table:table-cell office:value-type="float" office:value="0.832" calcext:value-type="float">
            <text:p>0.8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16x16</text:p>
          </table:table-cell>
          <table:table-cell office:value-type="float" office:value="4499.91" calcext:value-type="float">
            <text:p>4499.91</text:p>
          </table:table-cell>
          <table:table-cell office:value-type="float" office:value="3.273" calcext:value-type="float">
            <text:p>3.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32x32</text:p>
          </table:table-cell>
          <table:table-cell office:value-type="float" office:value="10325" calcext:value-type="float">
            <text:p>10325</text:p>
          </table:table-cell>
          <table:table-cell office:value-type="float" office:value="1.238" calcext:value-type="float">
            <text:p>1.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4x4</text:p>
          </table:table-cell>
          <table:table-cell office:value-type="float" office:value="899.076" calcext:value-type="float">
            <text:p>899.076</text:p>
          </table:table-cell>
          <table:table-cell office:value-type="float" office:value="3.453" calcext:value-type="float">
            <text:p>3.4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8x8</text:p>
          </table:table-cell>
          <table:table-cell office:value-type="float" office:value="2011.54" calcext:value-type="float">
            <text:p>2011.54</text:p>
          </table:table-cell>
          <table:table-cell office:value-type="float" office:value="4.452" calcext:value-type="float">
            <text:p>4.4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ST_4x4</text:p>
          </table:table-cell>
          <table:table-cell office:value-type="float" office:value="55.7899" calcext:value-type="float">
            <text:p>55.7899</text:p>
          </table:table-cell>
          <table:table-cell office:value-type="float" office:value="0.171" calcext:value-type="float">
            <text:p>0.17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rame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5687740" calcext:value-type="float">
            <text:p>5687740</text:p>
          </table:table-cell>
          <table:table-cell office:value-type="float" office:value="8296.33" calcext:value-type="float">
            <text:p>8296.33</text:p>
          </table:table-cell>
          <table:table-cell office:value-type="string" calcext:value-type="string">
            <text:p>DIST</text:p>
          </table:table-cell>
          <table:table-cell table:formula="of:=SUM([.B134:.B192])" office:value-type="float" office:value="2027428.697" calcext:value-type="float">
            <text:p>2027428.697</text:p>
          </table:table-cell>
          <table:table-cell table:formula="of:=SUM([.E133:.E135])/SUM([.E133:.E136])" office:value-type="float" office:value="0.340551918463958" calcext:value-type="float">
            <text:p>0.3405519185</text:p>
          </table:table-cell>
        </table:table-row>
        <table:table-row table:style-name="ro1">
          <table:table-cell office:value-type="string" calcext:value-type="string">
            <text:p>Dist_HAD_12x16</text:p>
          </table:table-cell>
          <table:table-cell office:value-type="float" office:value="6896.97" calcext:value-type="float">
            <text:p>6896.97</text:p>
          </table:table-cell>
          <table:table-cell office:value-type="float" office:value="13.676" calcext:value-type="float">
            <text:p>13.676</text:p>
          </table:table-cell>
          <table:table-cell office:value-type="string" calcext:value-type="string">
            <text:p>INTERP</text:p>
          </table:table-cell>
          <table:table-cell table:formula="of:=SUM([.B193:.B232])" office:value-type="float" office:value="687294.211" calcext:value-type="float">
            <text:p>687294.211</text:p>
          </table:table-cell>
          <table:table-cell/>
        </table:table-row>
        <table:table-row table:style-name="ro1">
          <table:table-cell office:value-type="string" calcext:value-type="string">
            <text:p>Dist_HAD_16x12</text:p>
          </table:table-cell>
          <table:table-cell office:value-type="float" office:value="3920.32" calcext:value-type="float">
            <text:p>3920.32</text:p>
          </table:table-cell>
          <table:table-cell office:value-type="float" office:value="7.746" calcext:value-type="float">
            <text:p>7.746</text:p>
          </table:table-cell>
          <table:table-cell office:value-type="string" calcext:value-type="string">
            <text:p>TR</text:p>
          </table:table-cell>
          <table:table-cell table:formula="of:=SUM([.B233:.B242])" office:value-type="float" office:value="222537.542" calcext:value-type="float">
            <text:p>222537.542</text:p>
          </table:table-cell>
          <table:table-cell/>
        </table:table-row>
        <table:table-row table:style-name="ro1">
          <table:table-cell office:value-type="string" calcext:value-type="string">
            <text:p>Dist_HAD_16x16</text:p>
          </table:table-cell>
          <table:table-cell office:value-type="float" office:value="102168" calcext:value-type="float">
            <text:p>102168</text:p>
          </table:table-cell>
          <table:table-cell office:value-type="float" office:value="113.545" calcext:value-type="float">
            <text:p>113.545</text:p>
          </table:table-cell>
          <table:table-cell office:value-type="string" calcext:value-type="string">
            <text:p>Others</text:p>
          </table:table-cell>
          <table:table-cell table:formula="of:=[.B133]" office:value-type="float" office:value="5687740" calcext:value-type="float">
            <text:p>5687740</text:p>
          </table:table-cell>
          <table:table-cell/>
        </table:table-row>
        <table:table-row table:style-name="ro1">
          <table:table-cell office:value-type="string" calcext:value-type="string">
            <text:p>Dist_HAD_16x32</text:p>
          </table:table-cell>
          <table:table-cell office:value-type="float" office:value="100563" calcext:value-type="float">
            <text:p>100563</text:p>
          </table:table-cell>
          <table:table-cell office:value-type="float" office:value="60.84" calcext:value-type="float">
            <text:p>60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4</text:p>
          </table:table-cell>
          <table:table-cell office:value-type="float" office:value="2150.06" calcext:value-type="float">
            <text:p>2150.06</text:p>
          </table:table-cell>
          <table:table-cell office:value-type="float" office:value="7.746" calcext:value-type="float">
            <text:p>7.7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64</text:p>
          </table:table-cell>
          <table:table-cell office:value-type="float" office:value="803.232" calcext:value-type="float">
            <text:p>803.232</text:p>
          </table:table-cell>
          <table:table-cell office:value-type="float" office:value="0.23" calcext:value-type="float">
            <text:p>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8</text:p>
          </table:table-cell>
          <table:table-cell office:value-type="float" office:value="116131" calcext:value-type="float">
            <text:p>116131</text:p>
          </table:table-cell>
          <table:table-cell office:value-type="float" office:value="243.36" calcext:value-type="float">
            <text:p>243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24x32</text:p>
          </table:table-cell>
          <table:table-cell office:value-type="float" office:value="18762.1" calcext:value-type="float">
            <text:p>18762.1</text:p>
          </table:table-cell>
          <table:table-cell office:value-type="float" office:value="7.31" calcext:value-type="float">
            <text:p>7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16</text:p>
          </table:table-cell>
          <table:table-cell office:value-type="float" office:value="100179" calcext:value-type="float">
            <text:p>100179</text:p>
          </table:table-cell>
          <table:table-cell office:value-type="float" office:value="60.84" calcext:value-type="float">
            <text:p>60.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24</text:p>
          </table:table-cell>
          <table:table-cell office:value-type="float" office:value="10670.2" calcext:value-type="float">
            <text:p>10670.2</text:p>
          </table:table-cell>
          <table:table-cell office:value-type="float" office:value="4.25" calcext:value-type="float">
            <text:p>4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32</text:p>
          </table:table-cell>
          <table:table-cell office:value-type="float" office:value="93010.4" calcext:value-type="float">
            <text:p>93010.4</text:p>
          </table:table-cell>
          <table:table-cell office:value-type="float" office:value="29.34" calcext:value-type="float">
            <text:p>29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64</text:p>
          </table:table-cell>
          <table:table-cell office:value-type="float" office:value="88585.6" calcext:value-type="float">
            <text:p>88585.6</text:p>
          </table:table-cell>
          <table:table-cell office:value-type="float" office:value="14.196" calcext:value-type="float">
            <text:p>14.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8</text:p>
          </table:table-cell>
          <table:table-cell office:value-type="float" office:value="3914.12" calcext:value-type="float">
            <text:p>3914.12</text:p>
          </table:table-cell>
          <table:table-cell office:value-type="float" office:value="4.25" calcext:value-type="float">
            <text:p>4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8x64</text:p>
          </table:table-cell>
          <table:table-cell office:value-type="float" office:value="2235.65" calcext:value-type="float">
            <text:p>2235.65</text:p>
          </table:table-cell>
          <table:table-cell office:value-type="float" office:value="0.23" calcext:value-type="float">
            <text:p>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x16</text:p>
          </table:table-cell>
          <table:table-cell office:value-type="float" office:value="3783.46" calcext:value-type="float">
            <text:p>3783.46</text:p>
          </table:table-cell>
          <table:table-cell office:value-type="float" office:value="13.676" calcext:value-type="float">
            <text:p>13.6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x4</text:p>
          </table:table-cell>
          <table:table-cell office:value-type="float" office:value="1165.87" calcext:value-type="float">
            <text:p>1165.87</text:p>
          </table:table-cell>
          <table:table-cell office:value-type="float" office:value="6.3" calcext:value-type="float">
            <text:p>6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x8</text:p>
          </table:table-cell>
          <table:table-cell office:value-type="float" office:value="80843.2" calcext:value-type="float">
            <text:p>80843.2</text:p>
          </table:table-cell>
          <table:table-cell office:value-type="float" office:value="524.16" calcext:value-type="float">
            <text:p>524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16</text:p>
          </table:table-cell>
          <table:table-cell office:value-type="float" office:value="386.715" calcext:value-type="float">
            <text:p>386.715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32</text:p>
          </table:table-cell>
          <table:table-cell office:value-type="float" office:value="88693.4" calcext:value-type="float">
            <text:p>88693.4</text:p>
          </table:table-cell>
          <table:table-cell office:value-type="float" office:value="14.196" calcext:value-type="float">
            <text:p>14.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48</text:p>
          </table:table-cell>
          <table:table-cell office:value-type="float" office:value="1050.23" calcext:value-type="float">
            <text:p>1050.23</text:p>
          </table:table-cell>
          <table:table-cell office:value-type="float" office:value="0.11" calcext:value-type="float">
            <text:p>0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64</text:p>
          </table:table-cell>
          <table:table-cell office:value-type="float" office:value="89911.7" calcext:value-type="float">
            <text:p>89911.7</text:p>
          </table:table-cell>
          <table:table-cell office:value-type="float" office:value="7.252" calcext:value-type="float">
            <text:p>7.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16</text:p>
          </table:table-cell>
          <table:table-cell office:value-type="float" office:value="112907" calcext:value-type="float">
            <text:p>112907</text:p>
          </table:table-cell>
          <table:table-cell office:value-type="float" office:value="243.36" calcext:value-type="float">
            <text:p>243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32</text:p>
          </table:table-cell>
          <table:table-cell office:value-type="float" office:value="6830.93" calcext:value-type="float">
            <text:p>6830.93</text:p>
          </table:table-cell>
          <table:table-cell office:value-type="float" office:value="7.31" calcext:value-type="float">
            <text:p>7.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4</text:p>
          </table:table-cell>
          <table:table-cell office:value-type="float" office:value="87944.3" calcext:value-type="float">
            <text:p>87944.3</text:p>
          </table:table-cell>
          <table:table-cell office:value-type="float" office:value="524.16" calcext:value-type="float">
            <text:p>524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8</text:p>
          </table:table-cell>
          <table:table-cell office:value-type="float" office:value="124070" calcext:value-type="float">
            <text:p>124070</text:p>
          </table:table-cell>
          <table:table-cell office:value-type="float" office:value="450.855" calcext:value-type="float">
            <text:p>450.8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2x16</text:p>
          </table:table-cell>
          <table:table-cell office:value-type="float" office:value="7109.88" calcext:value-type="float">
            <text:p>7109.88</text:p>
          </table:table-cell>
          <table:table-cell office:value-type="float" office:value="26.244" calcext:value-type="float">
            <text:p>26.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2x16sub</text:p>
          </table:table-cell>
          <table:table-cell office:value-type="float" office:value="3294.47" calcext:value-type="float">
            <text:p>3294.47</text:p>
          </table:table-cell>
          <table:table-cell office:value-type="float" office:value="14.863" calcext:value-type="float">
            <text:p>14.8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2</text:p>
          </table:table-cell>
          <table:table-cell office:value-type="float" office:value="3373.62" calcext:value-type="float">
            <text:p>3373.62</text:p>
          </table:table-cell>
          <table:table-cell office:value-type="float" office:value="13.284" calcext:value-type="float">
            <text:p>13.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2sub</text:p>
          </table:table-cell>
          <table:table-cell office:value-type="float" office:value="1165.87" calcext:value-type="float">
            <text:p>1165.87</text:p>
          </table:table-cell>
          <table:table-cell office:value-type="float" office:value="5.958" calcext:value-type="float">
            <text:p>5.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6</text:p>
          </table:table-cell>
          <table:table-cell office:value-type="float" office:value="48856.5" calcext:value-type="float">
            <text:p>48856.5</text:p>
          </table:table-cell>
          <table:table-cell office:value-type="float" office:value="252.72" calcext:value-type="float">
            <text:p>252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6sub</text:p>
          </table:table-cell>
          <table:table-cell office:value-type="float" office:value="17559.8" calcext:value-type="float">
            <text:p>17559.8</text:p>
          </table:table-cell>
          <table:table-cell office:value-type="float" office:value="99.665" calcext:value-type="float">
            <text:p>99.6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32</text:p>
          </table:table-cell>
          <table:table-cell office:value-type="float" office:value="30503.3" calcext:value-type="float">
            <text:p>30503.3</text:p>
          </table:table-cell>
          <table:table-cell office:value-type="float" office:value="126.36" calcext:value-type="float">
            <text:p>12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32sub</text:p>
          </table:table-cell>
          <table:table-cell office:value-type="float" office:value="10167.4" calcext:value-type="float">
            <text:p>10167.4</text:p>
          </table:table-cell>
          <table:table-cell office:value-type="float" office:value="44.499" calcext:value-type="float">
            <text:p>44.4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4</text:p>
          </table:table-cell>
          <table:table-cell office:value-type="float" office:value="4392.39" calcext:value-type="float">
            <text:p>4392.39</text:p>
          </table:table-cell>
          <table:table-cell office:value-type="float" office:value="22.109" calcext:value-type="float">
            <text:p>22.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8</text:p>
          </table:table-cell>
          <table:table-cell office:value-type="float" office:value="103240" calcext:value-type="float">
            <text:p>103240</text:p>
          </table:table-cell>
          <table:table-cell office:value-type="float" office:value="671.715" calcext:value-type="float">
            <text:p>671.7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24x32</text:p>
          </table:table-cell>
          <table:table-cell office:value-type="float" office:value="6031.99" calcext:value-type="float">
            <text:p>6031.99</text:p>
          </table:table-cell>
          <table:table-cell office:value-type="float" office:value="14.58" calcext:value-type="float">
            <text:p>14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24x32sub</text:p>
          </table:table-cell>
          <table:table-cell office:value-type="float" office:value="2206.09" calcext:value-type="float">
            <text:p>2206.09</text:p>
          </table:table-cell>
          <table:table-cell office:value-type="float" office:value="5.833" calcext:value-type="float">
            <text:p>5.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16</text:p>
          </table:table-cell>
          <table:table-cell office:value-type="float" office:value="31283.4" calcext:value-type="float">
            <text:p>31283.4</text:p>
          </table:table-cell>
          <table:table-cell office:value-type="float" office:value="126.36" calcext:value-type="float">
            <text:p>12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16sub</text:p>
          </table:table-cell>
          <table:table-cell office:value-type="float" office:value="11072.9" calcext:value-type="float">
            <text:p>11072.9</text:p>
          </table:table-cell>
          <table:table-cell office:value-type="float" office:value="46.767" calcext:value-type="float">
            <text:p>46.7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24</text:p>
          </table:table-cell>
          <table:table-cell office:value-type="float" office:value="3582.72" calcext:value-type="float">
            <text:p>3582.72</text:p>
          </table:table-cell>
          <table:table-cell office:value-type="float" office:value="8.1" calcext:value-type="float">
            <text:p>8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24sub</text:p>
          </table:table-cell>
          <table:table-cell office:value-type="float" office:value="1485.59" calcext:value-type="float">
            <text:p>1485.59</text:p>
          </table:table-cell>
          <table:table-cell office:value-type="float" office:value="3.851" calcext:value-type="float">
            <text:p>3.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32</text:p>
          </table:table-cell>
          <table:table-cell office:value-type="float" office:value="24028.1" calcext:value-type="float">
            <text:p>24028.1</text:p>
          </table:table-cell>
          <table:table-cell office:value-type="float" office:value="63.18" calcext:value-type="float">
            <text:p>63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32sub</text:p>
          </table:table-cell>
          <table:table-cell office:value-type="float" office:value="10786.1" calcext:value-type="float">
            <text:p>10786.1</text:p>
          </table:table-cell>
          <table:table-cell office:value-type="float" office:value="27.412" calcext:value-type="float">
            <text:p>27.4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64</text:p>
          </table:table-cell>
          <table:table-cell office:value-type="float" office:value="19018.4" calcext:value-type="float">
            <text:p>19018.4</text:p>
          </table:table-cell>
          <table:table-cell office:value-type="float" office:value="29.484" calcext:value-type="float">
            <text:p>29.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64sub</text:p>
          </table:table-cell>
          <table:table-cell office:value-type="float" office:value="6807.09" calcext:value-type="float">
            <text:p>6807.09</text:p>
          </table:table-cell>
          <table:table-cell office:value-type="float" office:value="10.253" calcext:value-type="float">
            <text:p>10.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8</text:p>
          </table:table-cell>
          <table:table-cell office:value-type="float" office:value="4315.38" calcext:value-type="float">
            <text:p>4315.38</text:p>
          </table:table-cell>
          <table:table-cell office:value-type="float" office:value="12.672" calcext:value-type="float">
            <text:p>12.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4x16</text:p>
          </table:table-cell>
          <table:table-cell office:value-type="float" office:value="4870.89" calcext:value-type="float">
            <text:p>4870.89</text:p>
          </table:table-cell>
          <table:table-cell office:value-type="float" office:value="26.244" calcext:value-type="float">
            <text:p>26.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4x16sub</text:p>
          </table:table-cell>
          <table:table-cell office:value-type="float" office:value="2314.57" calcext:value-type="float">
            <text:p>2314.57</text:p>
          </table:table-cell>
          <table:table-cell office:value-type="float" office:value="17.017" calcext:value-type="float">
            <text:p>17.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4x8</text:p>
          </table:table-cell>
          <table:table-cell office:value-type="float" office:value="67183" calcext:value-type="float">
            <text:p>67183</text:p>
          </table:table-cell>
          <table:table-cell office:value-type="float" office:value="608.91" calcext:value-type="float">
            <text:p>608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32</text:p>
          </table:table-cell>
          <table:table-cell office:value-type="float" office:value="19835.2" calcext:value-type="float">
            <text:p>19835.2</text:p>
          </table:table-cell>
          <table:table-cell office:value-type="float" office:value="29.484" calcext:value-type="float">
            <text:p>29.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32sub</text:p>
          </table:table-cell>
          <table:table-cell office:value-type="float" office:value="7525.21" calcext:value-type="float">
            <text:p>7525.21</text:p>
          </table:table-cell>
          <table:table-cell office:value-type="float" office:value="11.106" calcext:value-type="float">
            <text:p>11.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64</text:p>
          </table:table-cell>
          <table:table-cell office:value-type="float" office:value="18262.1" calcext:value-type="float">
            <text:p>18262.1</text:p>
          </table:table-cell>
          <table:table-cell office:value-type="float" office:value="14.742" calcext:value-type="float">
            <text:p>14.7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64sub</text:p>
          </table:table-cell>
          <table:table-cell office:value-type="float" office:value="6800.89" calcext:value-type="float">
            <text:p>6800.89</text:p>
          </table:table-cell>
          <table:table-cell office:value-type="float" office:value="5.261" calcext:value-type="float">
            <text:p>5.2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16</text:p>
          </table:table-cell>
          <table:table-cell office:value-type="float" office:value="52649.3" calcext:value-type="float">
            <text:p>52649.3</text:p>
          </table:table-cell>
          <table:table-cell office:value-type="float" office:value="505.44" calcext:value-type="float">
            <text:p>505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16sub</text:p>
          </table:table-cell>
          <table:table-cell office:value-type="float" office:value="18518.9" calcext:value-type="float">
            <text:p>18518.9</text:p>
          </table:table-cell>
          <table:table-cell office:value-type="float" office:value="167.492" calcext:value-type="float">
            <text:p>167.4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32</text:p>
          </table:table-cell>
          <table:table-cell office:value-type="float" office:value="3074.17" calcext:value-type="float">
            <text:p>3074.17</text:p>
          </table:table-cell>
          <table:table-cell office:value-type="float" office:value="14.58" calcext:value-type="float">
            <text:p>14.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32sub</text:p>
          </table:table-cell>
          <table:table-cell office:value-type="float" office:value="1709.22" calcext:value-type="float">
            <text:p>1709.22</text:p>
          </table:table-cell>
          <table:table-cell office:value-type="float" office:value="8.909" calcext:value-type="float">
            <text:p>8.9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4</text:p>
          </table:table-cell>
          <table:table-cell office:value-type="float" office:value="73533.8" calcext:value-type="float">
            <text:p>73533.8</text:p>
          </table:table-cell>
          <table:table-cell office:value-type="float" office:value="598.207" calcext:value-type="float">
            <text:p>598.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8</text:p>
          </table:table-cell>
          <table:table-cell office:value-type="float" office:value="153294" calcext:value-type="float">
            <text:p>153294</text:p>
          </table:table-cell>
          <table:table-cell office:value-type="float" office:value="1356.67" calcext:value-type="float">
            <text:p>1356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12_16</text:p>
          </table:table-cell>
          <table:table-cell office:value-type="float" office:value="2179.62" calcext:value-type="float">
            <text:p>2179.62</text:p>
          </table:table-cell>
          <table:table-cell office:value-type="float" office:value="0.648" calcext:value-type="float">
            <text:p>0.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16_12</text:p>
          </table:table-cell>
          <table:table-cell office:value-type="float" office:value="818.014" calcext:value-type="float">
            <text:p>818.014</text:p>
          </table:table-cell>
          <table:table-cell office:value-type="float" office:value="0.328" calcext:value-type="float">
            <text:p>0.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16_16</text:p>
          </table:table-cell>
          <table:table-cell office:value-type="float" office:value="19020.1" calcext:value-type="float">
            <text:p>19020.1</text:p>
          </table:table-cell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16_32</text:p>
          </table:table-cell>
          <table:table-cell office:value-type="float" office:value="15433.3" calcext:value-type="float">
            <text:p>15433.3</text:p>
          </table:table-cell>
          <table:table-cell office:value-type="float" office:value="3.12" calcext:value-type="float">
            <text:p>3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16_4</text:p>
          </table:table-cell>
          <table:table-cell office:value-type="float" office:value="547.647" calcext:value-type="float">
            <text:p>547.647</text:p>
          </table:table-cell>
          <table:table-cell office:value-type="float" office:value="0.328" calcext:value-type="float">
            <text:p>0.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16_8</text:p>
          </table:table-cell>
          <table:table-cell office:value-type="float" office:value="22999.8" calcext:value-type="float">
            <text:p>22999.8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24_32</text:p>
          </table:table-cell>
          <table:table-cell office:value-type="float" office:value="2391.82" calcext:value-type="float">
            <text:p>2391.82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32_16</text:p>
          </table:table-cell>
          <table:table-cell office:value-type="float" office:value="13044.8" calcext:value-type="float">
            <text:p>13044.8</text:p>
          </table:table-cell>
          <table:table-cell office:value-type="float" office:value="3.12" calcext:value-type="float">
            <text:p>3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32_24</text:p>
          </table:table-cell>
          <table:table-cell office:value-type="float" office:value="1217.84" calcext:value-type="float">
            <text:p>1217.84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32_32</text:p>
          </table:table-cell>
          <table:table-cell office:value-type="float" office:value="11946.9" calcext:value-type="float">
            <text:p>11946.9</text:p>
          </table:table-cell>
          <table:table-cell office:value-type="float" office:value="1.56" calcext:value-type="float">
            <text:p>1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32_64</text:p>
          </table:table-cell>
          <table:table-cell office:value-type="float" office:value="10118.5" calcext:value-type="float">
            <text:p>10118.5</text:p>
          </table:table-cell>
          <table:table-cell office:value-type="float" office:value="0.728" calcext:value-type="float">
            <text:p>0.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32_8</text:p>
          </table:table-cell>
          <table:table-cell office:value-type="float" office:value="550.508" calcext:value-type="float">
            <text:p>550.508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4_16</text:p>
          </table:table-cell>
          <table:table-cell office:value-type="float" office:value="1448.87" calcext:value-type="float">
            <text:p>1448.87</text:p>
          </table:table-cell>
          <table:table-cell office:value-type="float" office:value="0.648" calcext:value-type="float">
            <text:p>0.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4_8</text:p>
          </table:table-cell>
          <table:table-cell office:value-type="float" office:value="35710.8" calcext:value-type="float">
            <text:p>35710.8</text:p>
          </table:table-cell>
          <table:table-cell office:value-type="float" office:value="24.96" calcext:value-type="float">
            <text:p>2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64_32</text:p>
          </table:table-cell>
          <table:table-cell office:value-type="float" office:value="8862.5" calcext:value-type="float">
            <text:p>8862.5</text:p>
          </table:table-cell>
          <table:table-cell office:value-type="float" office:value="0.728" calcext:value-type="float">
            <text:p>0.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64_64</text:p>
          </table:table-cell>
          <table:table-cell office:value-type="float" office:value="8636.47" calcext:value-type="float">
            <text:p>8636.47</text:p>
          </table:table-cell>
          <table:table-cell office:value-type="float" office:value="0.364" calcext:value-type="float">
            <text:p>0.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8_16</text:p>
          </table:table-cell>
          <table:table-cell office:value-type="float" office:value="27207.1" calcext:value-type="float">
            <text:p>27207.1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8_32</text:p>
          </table:table-cell>
          <table:table-cell office:value-type="float" office:value="1355.65" calcext:value-type="float">
            <text:p>1355.65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8_4</text:p>
          </table:table-cell>
          <table:table-cell office:value-type="float" office:value="26911" calcext:value-type="float">
            <text:p>26911</text:p>
          </table:table-cell>
          <table:table-cell office:value-type="float" office:value="24.96" calcext:value-type="float">
            <text:p>2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8_8</text:p>
          </table:table-cell>
          <table:table-cell office:value-type="float" office:value="35490.5" calcext:value-type="float">
            <text:p>35490.5</text:p>
          </table:table-cell>
          <table:table-cell office:value-type="float" office:value="24.96" calcext:value-type="float">
            <text:p>2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12_16</text:p>
          </table:table-cell>
          <table:table-cell office:value-type="float" office:value="4223.59" calcext:value-type="float">
            <text:p>4223.59</text:p>
          </table:table-cell>
          <table:table-cell office:value-type="float" office:value="0.648" calcext:value-type="float">
            <text:p>0.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16_12</text:p>
          </table:table-cell>
          <table:table-cell office:value-type="float" office:value="1575.71" calcext:value-type="float">
            <text:p>1575.71</text:p>
          </table:table-cell>
          <table:table-cell office:value-type="float" office:value="0.328" calcext:value-type="float">
            <text:p>0.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16_16</text:p>
          </table:table-cell>
          <table:table-cell office:value-type="float" office:value="34737.6" calcext:value-type="float">
            <text:p>34737.6</text:p>
          </table:table-cell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16_32</text:p>
          </table:table-cell>
          <table:table-cell office:value-type="float" office:value="30748.6" calcext:value-type="float">
            <text:p>30748.6</text:p>
          </table:table-cell>
          <table:table-cell office:value-type="float" office:value="3.12" calcext:value-type="float">
            <text:p>3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16_4</text:p>
          </table:table-cell>
          <table:table-cell office:value-type="float" office:value="732.422" calcext:value-type="float">
            <text:p>732.422</text:p>
          </table:table-cell>
          <table:table-cell office:value-type="float" office:value="0.328" calcext:value-type="float">
            <text:p>0.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16_8</text:p>
          </table:table-cell>
          <table:table-cell office:value-type="float" office:value="39705.3" calcext:value-type="float">
            <text:p>39705.3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24_32</text:p>
          </table:table-cell>
          <table:table-cell office:value-type="float" office:value="5022.76" calcext:value-type="float">
            <text:p>5022.76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32_16</text:p>
          </table:table-cell>
          <table:table-cell office:value-type="float" office:value="26076.6" calcext:value-type="float">
            <text:p>26076.6</text:p>
          </table:table-cell>
          <table:table-cell office:value-type="float" office:value="3.12" calcext:value-type="float">
            <text:p>3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32_24</text:p>
          </table:table-cell>
          <table:table-cell office:value-type="float" office:value="2626.42" calcext:value-type="float">
            <text:p>2626.42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32_32</text:p>
          </table:table-cell>
          <table:table-cell office:value-type="float" office:value="24936.4" calcext:value-type="float">
            <text:p>24936.4</text:p>
          </table:table-cell>
          <table:table-cell office:value-type="float" office:value="1.56" calcext:value-type="float">
            <text:p>1.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32_64</text:p>
          </table:table-cell>
          <table:table-cell office:value-type="float" office:value="22077.6" calcext:value-type="float">
            <text:p>22077.6</text:p>
          </table:table-cell>
          <table:table-cell office:value-type="float" office:value="0.728" calcext:value-type="float">
            <text:p>0.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32_8</text:p>
          </table:table-cell>
          <table:table-cell office:value-type="float" office:value="1067.64" calcext:value-type="float">
            <text:p>1067.64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4_16</text:p>
          </table:table-cell>
          <table:table-cell office:value-type="float" office:value="2727.75" calcext:value-type="float">
            <text:p>2727.75</text:p>
          </table:table-cell>
          <table:table-cell office:value-type="float" office:value="0.648" calcext:value-type="float">
            <text:p>0.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4_8</text:p>
          </table:table-cell>
          <table:table-cell office:value-type="float" office:value="57058.8" calcext:value-type="float">
            <text:p>57058.8</text:p>
          </table:table-cell>
          <table:table-cell office:value-type="float" office:value="24.96" calcext:value-type="float">
            <text:p>2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64_32</text:p>
          </table:table-cell>
          <table:table-cell office:value-type="float" office:value="19645.7" calcext:value-type="float">
            <text:p>19645.7</text:p>
          </table:table-cell>
          <table:table-cell office:value-type="float" office:value="0.728" calcext:value-type="float">
            <text:p>0.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64_64</text:p>
          </table:table-cell>
          <table:table-cell office:value-type="float" office:value="19221.3" calcext:value-type="float">
            <text:p>19221.3</text:p>
          </table:table-cell>
          <table:table-cell office:value-type="float" office:value="0.364" calcext:value-type="float">
            <text:p>0.3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8_16</text:p>
          </table:table-cell>
          <table:table-cell office:value-type="float" office:value="48951.1" calcext:value-type="float">
            <text:p>48951.1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8_32</text:p>
          </table:table-cell>
          <table:table-cell office:value-type="float" office:value="2688.88" calcext:value-type="float">
            <text:p>2688.8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8_4</text:p>
          </table:table-cell>
          <table:table-cell office:value-type="float" office:value="38865.6" calcext:value-type="float">
            <text:p>38865.6</text:p>
          </table:table-cell>
          <table:table-cell office:value-type="float" office:value="24.96" calcext:value-type="float">
            <text:p>2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8_8</text:p>
          </table:table-cell>
          <table:table-cell office:value-type="float" office:value="58712.7" calcext:value-type="float">
            <text:p>58712.7</text:p>
          </table:table-cell>
          <table:table-cell office:value-type="float" office:value="24.96" calcext:value-type="float">
            <text:p>2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16x16</text:p>
          </table:table-cell>
          <table:table-cell office:value-type="float" office:value="42267.6" calcext:value-type="float">
            <text:p>42267.6</text:p>
          </table:table-cell>
          <table:table-cell office:value-type="float" office:value="33.442" calcext:value-type="float">
            <text:p>33.4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32x32</text:p>
          </table:table-cell>
          <table:table-cell office:value-type="float" office:value="36209.8" calcext:value-type="float">
            <text:p>36209.8</text:p>
          </table:table-cell>
          <table:table-cell office:value-type="float" office:value="4.661" calcext:value-type="float">
            <text:p>4.6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4x4</text:p>
          </table:table-cell>
          <table:table-cell office:value-type="float" office:value="76848.3" calcext:value-type="float">
            <text:p>76848.3</text:p>
          </table:table-cell>
          <table:table-cell office:value-type="float" office:value="509.228" calcext:value-type="float">
            <text:p>509.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8x8</text:p>
          </table:table-cell>
          <table:table-cell office:value-type="float" office:value="39862.6" calcext:value-type="float">
            <text:p>39862.6</text:p>
          </table:table-cell>
          <table:table-cell office:value-type="float" office:value="139.263" calcext:value-type="float">
            <text:p>139.2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ST_4x4</text:p>
          </table:table-cell>
          <table:table-cell office:value-type="float" office:value="748.396" calcext:value-type="float">
            <text:p>748.396</text:p>
          </table:table-cell>
          <table:table-cell office:value-type="float" office:value="2.409" calcext:value-type="float">
            <text:p>2.4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16x16</text:p>
          </table:table-cell>
          <table:table-cell office:value-type="float" office:value="6838.8" calcext:value-type="float">
            <text:p>6838.8</text:p>
          </table:table-cell>
          <table:table-cell office:value-type="float" office:value="4.66" calcext:value-type="float">
            <text:p>4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32x32</text:p>
          </table:table-cell>
          <table:table-cell office:value-type="float" office:value="14121.3" calcext:value-type="float">
            <text:p>14121.3</text:p>
          </table:table-cell>
          <table:table-cell office:value-type="float" office:value="1.611" calcext:value-type="float">
            <text:p>1.6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4x4</text:p>
          </table:table-cell>
          <table:table-cell office:value-type="float" office:value="1798.39" calcext:value-type="float">
            <text:p>1798.39</text:p>
          </table:table-cell>
          <table:table-cell office:value-type="float" office:value="6.332" calcext:value-type="float">
            <text:p>6.3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8x8</text:p>
          </table:table-cell>
          <table:table-cell office:value-type="float" office:value="3648.76" calcext:value-type="float">
            <text:p>3648.76</text:p>
          </table:table-cell>
          <table:table-cell office:value-type="float" office:value="7.501" calcext:value-type="float">
            <text:p>7.5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ST_4x4</text:p>
          </table:table-cell>
          <table:table-cell office:value-type="float" office:value="193.596" calcext:value-type="float">
            <text:p>193.596</text:p>
          </table:table-cell>
          <table:table-cell office:value-type="float" office:value="0.655" calcext:value-type="float">
            <text:p>0.655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ram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6911580" calcext:value-type="float">
            <text:p>6911580</text:p>
          </table:table-cell>
          <table:table-cell office:value-type="float" office:value="12055.3" calcext:value-type="float">
            <text:p>12055.3</text:p>
          </table:table-cell>
          <table:table-cell office:value-type="string" calcext:value-type="string">
            <text:p>DIST</text:p>
          </table:table-cell>
          <table:table-cell table:formula="of:=SUM([.B246:.B304])" office:value-type="float" office:value="2955389.228" calcext:value-type="float">
            <text:p>2955389.228</text:p>
          </table:table-cell>
          <table:table-cell table:formula="of:=SUM([.E245:.E247])/SUM([.E245:.E248])" office:value-type="float" office:value="0.376687624144375" calcext:value-type="float">
            <text:p>0.3766876241</text:p>
          </table:table-cell>
        </table:table-row>
        <table:table-row table:style-name="ro1">
          <table:table-cell office:value-type="string" calcext:value-type="string">
            <text:p>Dist_HAD_12x16</text:p>
          </table:table-cell>
          <table:table-cell office:value-type="float" office:value="8308.65" calcext:value-type="float">
            <text:p>8308.65</text:p>
          </table:table-cell>
          <table:table-cell office:value-type="float" office:value="15.722" calcext:value-type="float">
            <text:p>15.722</text:p>
          </table:table-cell>
          <table:table-cell office:value-type="string" calcext:value-type="string">
            <text:p>INTERP</text:p>
          </table:table-cell>
          <table:table-cell table:formula="of:=SUM([.B305:.B344])" office:value-type="float" office:value="1001027.472" calcext:value-type="float">
            <text:p>1001027.472</text:p>
          </table:table-cell>
          <table:table-cell/>
        </table:table-row>
        <table:table-row table:style-name="ro1">
          <table:table-cell office:value-type="string" calcext:value-type="string">
            <text:p>Dist_HAD_16x12</text:p>
          </table:table-cell>
          <table:table-cell office:value-type="float" office:value="4081.25" calcext:value-type="float">
            <text:p>4081.25</text:p>
          </table:table-cell>
          <table:table-cell office:value-type="float" office:value="8.012" calcext:value-type="float">
            <text:p>8.012</text:p>
          </table:table-cell>
          <table:table-cell office:value-type="string" calcext:value-type="string">
            <text:p>TR</text:p>
          </table:table-cell>
          <table:table-cell table:formula="of:=SUM([.B345:.B354])" office:value-type="float" office:value="220472.369" calcext:value-type="float">
            <text:p>220472.369</text:p>
          </table:table-cell>
          <table:table-cell/>
        </table:table-row>
        <table:table-row table:style-name="ro1">
          <table:table-cell office:value-type="string" calcext:value-type="string">
            <text:p>Dist_HAD_16x16</text:p>
          </table:table-cell>
          <table:table-cell office:value-type="float" office:value="150899" calcext:value-type="float">
            <text:p>150899</text:p>
          </table:table-cell>
          <table:table-cell office:value-type="float" office:value="169.845" calcext:value-type="float">
            <text:p>169.845</text:p>
          </table:table-cell>
          <table:table-cell office:value-type="string" calcext:value-type="string">
            <text:p>Others</text:p>
          </table:table-cell>
          <table:table-cell table:formula="of:=[.B245]" office:value-type="float" office:value="6911580" calcext:value-type="float">
            <text:p>6911580</text:p>
          </table:table-cell>
          <table:table-cell/>
        </table:table-row>
        <table:table-row table:style-name="ro1">
          <table:table-cell office:value-type="string" calcext:value-type="string">
            <text:p>Dist_HAD_16x32</text:p>
          </table:table-cell>
          <table:table-cell office:value-type="float" office:value="146642" calcext:value-type="float">
            <text:p>146642</text:p>
          </table:table-cell>
          <table:table-cell office:value-type="float" office:value="88.92" calcext:value-type="float">
            <text:p>88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4</text:p>
          </table:table-cell>
          <table:table-cell office:value-type="float" office:value="2149.58" calcext:value-type="float">
            <text:p>2149.58</text:p>
          </table:table-cell>
          <table:table-cell office:value-type="float" office:value="8.012" calcext:value-type="float">
            <text:p>8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64</text:p>
          </table:table-cell>
          <table:table-cell office:value-type="float" office:value="798.225" calcext:value-type="float">
            <text:p>798.225</text:p>
          </table:table-cell>
          <table:table-cell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8</text:p>
          </table:table-cell>
          <table:table-cell office:value-type="float" office:value="167204" calcext:value-type="float">
            <text:p>167204</text:p>
          </table:table-cell>
          <table:table-cell office:value-type="float" office:value="355.68" calcext:value-type="float">
            <text:p>355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24x32</text:p>
          </table:table-cell>
          <table:table-cell office:value-type="float" office:value="25459.1" calcext:value-type="float">
            <text:p>25459.1</text:p>
          </table:table-cell>
          <table:table-cell office:value-type="float" office:value="10.084" calcext:value-type="float">
            <text:p>10.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16</text:p>
          </table:table-cell>
          <table:table-cell office:value-type="float" office:value="143463" calcext:value-type="float">
            <text:p>143463</text:p>
          </table:table-cell>
          <table:table-cell office:value-type="float" office:value="88.92" calcext:value-type="float">
            <text:p>88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24</text:p>
          </table:table-cell>
          <table:table-cell office:value-type="float" office:value="14258.1" calcext:value-type="float">
            <text:p>14258.1</text:p>
          </table:table-cell>
          <table:table-cell office:value-type="float" office:value="5.822" calcext:value-type="float">
            <text:p>5.8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32</text:p>
          </table:table-cell>
          <table:table-cell office:value-type="float" office:value="135967" calcext:value-type="float">
            <text:p>135967</text:p>
          </table:table-cell>
          <table:table-cell office:value-type="float" office:value="43.17" calcext:value-type="float">
            <text:p>43.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64</text:p>
          </table:table-cell>
          <table:table-cell office:value-type="float" office:value="127840" calcext:value-type="float">
            <text:p>127840</text:p>
          </table:table-cell>
          <table:table-cell office:value-type="float" office:value="20.748" calcext:value-type="float">
            <text:p>20.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8</text:p>
          </table:table-cell>
          <table:table-cell office:value-type="float" office:value="5228.52" calcext:value-type="float">
            <text:p>5228.52</text:p>
          </table:table-cell>
          <table:table-cell office:value-type="float" office:value="5.822" calcext:value-type="float">
            <text:p>5.8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8x64</text:p>
          </table:table-cell>
          <table:table-cell office:value-type="float" office:value="2269.27" calcext:value-type="float">
            <text:p>2269.27</text:p>
          </table:table-cell>
          <table:table-cell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x16</text:p>
          </table:table-cell>
          <table:table-cell office:value-type="float" office:value="4534.01" calcext:value-type="float">
            <text:p>4534.01</text:p>
          </table:table-cell>
          <table:table-cell office:value-type="float" office:value="15.722" calcext:value-type="float">
            <text:p>15.7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x4</text:p>
          </table:table-cell>
          <table:table-cell office:value-type="float" office:value="1053.33" calcext:value-type="float">
            <text:p>1053.33</text:p>
          </table:table-cell>
          <table:table-cell office:value-type="float" office:value="6.02" calcext:value-type="float">
            <text:p>6.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x8</text:p>
          </table:table-cell>
          <table:table-cell office:value-type="float" office:value="112912" calcext:value-type="float">
            <text:p>112912</text:p>
          </table:table-cell>
          <table:table-cell office:value-type="float" office:value="748.8" calcext:value-type="float">
            <text:p>748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16</text:p>
          </table:table-cell>
          <table:table-cell office:value-type="float" office:value="400.543" calcext:value-type="float">
            <text:p>400.543</text:p>
          </table:table-cell>
          <table:table-cell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32</text:p>
          </table:table-cell>
          <table:table-cell office:value-type="float" office:value="128322" calcext:value-type="float">
            <text:p>128322</text:p>
          </table:table-cell>
          <table:table-cell office:value-type="float" office:value="20.748" calcext:value-type="float">
            <text:p>20.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48</text:p>
          </table:table-cell>
          <table:table-cell office:value-type="float" office:value="1113.18" calcext:value-type="float">
            <text:p>1113.18</text:p>
          </table:table-cell>
          <table:table-cell office:value-type="float" office:value="0.12" calcext:value-type="float">
            <text:p>0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64</text:p>
          </table:table-cell>
          <table:table-cell office:value-type="float" office:value="129942" calcext:value-type="float">
            <text:p>129942</text:p>
          </table:table-cell>
          <table:table-cell office:value-type="float" office:value="10.633" calcext:value-type="float">
            <text:p>10.6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16</text:p>
          </table:table-cell>
          <table:table-cell office:value-type="float" office:value="162621" calcext:value-type="float">
            <text:p>162621</text:p>
          </table:table-cell>
          <table:table-cell office:value-type="float" office:value="355.68" calcext:value-type="float">
            <text:p>355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32</text:p>
          </table:table-cell>
          <table:table-cell office:value-type="float" office:value="9249.45" calcext:value-type="float">
            <text:p>9249.45</text:p>
          </table:table-cell>
          <table:table-cell office:value-type="float" office:value="10.084" calcext:value-type="float">
            <text:p>10.0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4</text:p>
          </table:table-cell>
          <table:table-cell office:value-type="float" office:value="120222" calcext:value-type="float">
            <text:p>120222</text:p>
          </table:table-cell>
          <table:table-cell office:value-type="float" office:value="748.8" calcext:value-type="float">
            <text:p>748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8</text:p>
          </table:table-cell>
          <table:table-cell office:value-type="float" office:value="182955" calcext:value-type="float">
            <text:p>182955</text:p>
          </table:table-cell>
          <table:table-cell office:value-type="float" office:value="675.425" calcext:value-type="float">
            <text:p>675.4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2x16</text:p>
          </table:table-cell>
          <table:table-cell office:value-type="float" office:value="8126.26" calcext:value-type="float">
            <text:p>8126.26</text:p>
          </table:table-cell>
          <table:table-cell office:value-type="float" office:value="31.104" calcext:value-type="float">
            <text:p>31.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2x16sub</text:p>
          </table:table-cell>
          <table:table-cell office:value-type="float" office:value="4717.59" calcext:value-type="float">
            <text:p>4717.59</text:p>
          </table:table-cell>
          <table:table-cell office:value-type="float" office:value="22.34" calcext:value-type="float">
            <text:p>22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2</text:p>
          </table:table-cell>
          <table:table-cell office:value-type="float" office:value="3545.28" calcext:value-type="float">
            <text:p>3545.28</text:p>
          </table:table-cell>
          <table:table-cell office:value-type="float" office:value="14.094" calcext:value-type="float">
            <text:p>14.0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2sub</text:p>
          </table:table-cell>
          <table:table-cell office:value-type="float" office:value="1918.79" calcext:value-type="float">
            <text:p>1918.79</text:p>
          </table:table-cell>
          <table:table-cell office:value-type="float" office:value="8.297" calcext:value-type="float">
            <text:p>8.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6</text:p>
          </table:table-cell>
          <table:table-cell office:value-type="float" office:value="71059.9" calcext:value-type="float">
            <text:p>71059.9</text:p>
          </table:table-cell>
          <table:table-cell office:value-type="float" office:value="379.08" calcext:value-type="float">
            <text:p>379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6sub</text:p>
          </table:table-cell>
          <table:table-cell office:value-type="float" office:value="28098.1" calcext:value-type="float">
            <text:p>28098.1</text:p>
          </table:table-cell>
          <table:table-cell office:value-type="float" office:value="167.974" calcext:value-type="float">
            <text:p>167.9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32</text:p>
          </table:table-cell>
          <table:table-cell office:value-type="float" office:value="45665.7" calcext:value-type="float">
            <text:p>45665.7</text:p>
          </table:table-cell>
          <table:table-cell office:value-type="float" office:value="189.54" calcext:value-type="float">
            <text:p>189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32sub</text:p>
          </table:table-cell>
          <table:table-cell office:value-type="float" office:value="17647.3" calcext:value-type="float">
            <text:p>17647.3</text:p>
          </table:table-cell>
          <table:table-cell office:value-type="float" office:value="76.62" calcext:value-type="float">
            <text:p>76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4</text:p>
          </table:table-cell>
          <table:table-cell office:value-type="float" office:value="4288.91" calcext:value-type="float">
            <text:p>4288.91</text:p>
          </table:table-cell>
          <table:table-cell office:value-type="float" office:value="20.595" calcext:value-type="float">
            <text:p>20.5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8</text:p>
          </table:table-cell>
          <table:table-cell office:value-type="float" office:value="152979" calcext:value-type="float">
            <text:p>152979</text:p>
          </table:table-cell>
          <table:table-cell office:value-type="float" office:value="1015.06" calcext:value-type="float">
            <text:p>1015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24x32</text:p>
          </table:table-cell>
          <table:table-cell office:value-type="float" office:value="8636.95" calcext:value-type="float">
            <text:p>8636.95</text:p>
          </table:table-cell>
          <table:table-cell office:value-type="float" office:value="20.898" calcext:value-type="float">
            <text:p>20.8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24x32sub</text:p>
          </table:table-cell>
          <table:table-cell office:value-type="float" office:value="4516.12" calcext:value-type="float">
            <text:p>4516.12</text:p>
          </table:table-cell>
          <table:table-cell office:value-type="float" office:value="12.441" calcext:value-type="float">
            <text:p>12.4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16</text:p>
          </table:table-cell>
          <table:table-cell office:value-type="float" office:value="47063.1" calcext:value-type="float">
            <text:p>47063.1</text:p>
          </table:table-cell>
          <table:table-cell office:value-type="float" office:value="189.54" calcext:value-type="float">
            <text:p>189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16sub</text:p>
          </table:table-cell>
          <table:table-cell office:value-type="float" office:value="16159.1" calcext:value-type="float">
            <text:p>16159.1</text:p>
          </table:table-cell>
          <table:table-cell office:value-type="float" office:value="72.19" calcext:value-type="float">
            <text:p>72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24</text:p>
          </table:table-cell>
          <table:table-cell office:value-type="float" office:value="5279.78" calcext:value-type="float">
            <text:p>5279.78</text:p>
          </table:table-cell>
          <table:table-cell office:value-type="float" office:value="11.664" calcext:value-type="float">
            <text:p>11.6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24sub</text:p>
          </table:table-cell>
          <table:table-cell office:value-type="float" office:value="2690.79" calcext:value-type="float">
            <text:p>2690.79</text:p>
          </table:table-cell>
          <table:table-cell office:value-type="float" office:value="6.745" calcext:value-type="float">
            <text:p>6.7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32</text:p>
          </table:table-cell>
          <table:table-cell office:value-type="float" office:value="36136.4" calcext:value-type="float">
            <text:p>36136.4</text:p>
          </table:table-cell>
          <table:table-cell office:value-type="float" office:value="94.77" calcext:value-type="float">
            <text:p>94.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32sub</text:p>
          </table:table-cell>
          <table:table-cell office:value-type="float" office:value="18500.6" calcext:value-type="float">
            <text:p>18500.6</text:p>
          </table:table-cell>
          <table:table-cell office:value-type="float" office:value="49.276" calcext:value-type="float">
            <text:p>49.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64</text:p>
          </table:table-cell>
          <table:table-cell office:value-type="float" office:value="28052.6" calcext:value-type="float">
            <text:p>28052.6</text:p>
          </table:table-cell>
          <table:table-cell office:value-type="float" office:value="44.226" calcext:value-type="float">
            <text:p>44.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64sub</text:p>
          </table:table-cell>
          <table:table-cell office:value-type="float" office:value="11440.8" calcext:value-type="float">
            <text:p>11440.8</text:p>
          </table:table-cell>
          <table:table-cell office:value-type="float" office:value="17.785" calcext:value-type="float">
            <text:p>17.7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8</text:p>
          </table:table-cell>
          <table:table-cell office:value-type="float" office:value="6698.85" calcext:value-type="float">
            <text:p>6698.85</text:p>
          </table:table-cell>
          <table:table-cell office:value-type="float" office:value="19.182" calcext:value-type="float">
            <text:p>19.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4x16</text:p>
          </table:table-cell>
          <table:table-cell office:value-type="float" office:value="5839.35" calcext:value-type="float">
            <text:p>5839.35</text:p>
          </table:table-cell>
          <table:table-cell office:value-type="float" office:value="31.104" calcext:value-type="float">
            <text:p>31.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4x16sub</text:p>
          </table:table-cell>
          <table:table-cell office:value-type="float" office:value="3420.83" calcext:value-type="float">
            <text:p>3420.83</text:p>
          </table:table-cell>
          <table:table-cell office:value-type="float" office:value="25.945" calcext:value-type="float">
            <text:p>25.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4x8</text:p>
          </table:table-cell>
          <table:table-cell office:value-type="float" office:value="99160.9" calcext:value-type="float">
            <text:p>99160.9</text:p>
          </table:table-cell>
          <table:table-cell office:value-type="float" office:value="919.925" calcext:value-type="float">
            <text:p>919.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32</text:p>
          </table:table-cell>
          <table:table-cell office:value-type="float" office:value="29833.1" calcext:value-type="float">
            <text:p>29833.1</text:p>
          </table:table-cell>
          <table:table-cell office:value-type="float" office:value="44.226" calcext:value-type="float">
            <text:p>44.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32sub</text:p>
          </table:table-cell>
          <table:table-cell office:value-type="float" office:value="11800.8" calcext:value-type="float">
            <text:p>11800.8</text:p>
          </table:table-cell>
          <table:table-cell office:value-type="float" office:value="17.706" calcext:value-type="float">
            <text:p>17.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64</text:p>
          </table:table-cell>
          <table:table-cell office:value-type="float" office:value="27474.6" calcext:value-type="float">
            <text:p>27474.6</text:p>
          </table:table-cell>
          <table:table-cell office:value-type="float" office:value="22.113" calcext:value-type="float">
            <text:p>22.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64sub</text:p>
          </table:table-cell>
          <table:table-cell office:value-type="float" office:value="12516.7" calcext:value-type="float">
            <text:p>12516.7</text:p>
          </table:table-cell>
          <table:table-cell office:value-type="float" office:value="9.686" calcext:value-type="float">
            <text:p>9.6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16</text:p>
          </table:table-cell>
          <table:table-cell office:value-type="float" office:value="78569.2" calcext:value-type="float">
            <text:p>78569.2</text:p>
          </table:table-cell>
          <table:table-cell office:value-type="float" office:value="758.16" calcext:value-type="float">
            <text:p>758.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16sub</text:p>
          </table:table-cell>
          <table:table-cell office:value-type="float" office:value="30464.2" calcext:value-type="float">
            <text:p>30464.2</text:p>
          </table:table-cell>
          <table:table-cell office:value-type="float" office:value="279.284" calcext:value-type="float">
            <text:p>279.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32</text:p>
          </table:table-cell>
          <table:table-cell office:value-type="float" office:value="4416.47" calcext:value-type="float">
            <text:p>4416.47</text:p>
          </table:table-cell>
          <table:table-cell office:value-type="float" office:value="20.898" calcext:value-type="float">
            <text:p>20.8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32sub</text:p>
          </table:table-cell>
          <table:table-cell office:value-type="float" office:value="3510.95" calcext:value-type="float">
            <text:p>3510.95</text:p>
          </table:table-cell>
          <table:table-cell office:value-type="float" office:value="19.089" calcext:value-type="float">
            <text:p>19.0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4</text:p>
          </table:table-cell>
          <table:table-cell office:value-type="float" office:value="108527" calcext:value-type="float">
            <text:p>108527</text:p>
          </table:table-cell>
          <table:table-cell office:value-type="float" office:value="912.838" calcext:value-type="float">
            <text:p>912.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8</text:p>
          </table:table-cell>
          <table:table-cell office:value-type="float" office:value="228741" calcext:value-type="float">
            <text:p>228741</text:p>
          </table:table-cell>
          <table:table-cell office:value-type="float" office:value="2056.49" calcext:value-type="float">
            <text:p>2056.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12_16</text:p>
          </table:table-cell>
          <table:table-cell office:value-type="float" office:value="2473.35" calcext:value-type="float">
            <text:p>2473.35</text:p>
          </table:table-cell>
          <table:table-cell office:value-type="float" office:value="0.768" calcext:value-type="float">
            <text:p>0.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16_12</text:p>
          </table:table-cell>
          <table:table-cell office:value-type="float" office:value="871.658" calcext:value-type="float">
            <text:p>871.658</text:p>
          </table:table-cell>
          <table:table-cell office:value-type="float" office:value="0.348" calcext:value-type="float">
            <text:p>0.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16_16</text:p>
          </table:table-cell>
          <table:table-cell office:value-type="float" office:value="27581.5" calcext:value-type="float">
            <text:p>27581.5</text:p>
          </table:table-cell>
          <table:table-cell office:value-type="float" office:value="9.36" calcext:value-type="float">
            <text:p>9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16_32</text:p>
          </table:table-cell>
          <table:table-cell office:value-type="float" office:value="23047.9" calcext:value-type="float">
            <text:p>23047.9</text:p>
          </table:table-cell>
          <table:table-cell office:value-type="float" office:value="4.68" calcext:value-type="float">
            <text:p>4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16_4</text:p>
          </table:table-cell>
          <table:table-cell office:value-type="float" office:value="463.963" calcext:value-type="float">
            <text:p>463.963</text:p>
          </table:table-cell>
          <table:table-cell office:value-type="float" office:value="0.348" calcext:value-type="float">
            <text:p>0.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16_8</text:p>
          </table:table-cell>
          <table:table-cell office:value-type="float" office:value="33076.3" calcext:value-type="float">
            <text:p>33076.3</text:p>
          </table:table-cell>
          <table:table-cell office:value-type="float" office:value="18.72" calcext:value-type="float">
            <text:p>18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24_32</text:p>
          </table:table-cell>
          <table:table-cell office:value-type="float" office:value="3233.19" calcext:value-type="float">
            <text:p>3233.19</text:p>
          </table:table-cell>
          <table:table-cell office:value-type="float" office:value="0.516" calcext:value-type="float">
            <text:p>0.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32_16</text:p>
          </table:table-cell>
          <table:table-cell office:value-type="float" office:value="19187.2" calcext:value-type="float">
            <text:p>19187.2</text:p>
          </table:table-cell>
          <table:table-cell office:value-type="float" office:value="4.68" calcext:value-type="float">
            <text:p>4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32_24</text:p>
          </table:table-cell>
          <table:table-cell office:value-type="float" office:value="1672.98" calcext:value-type="float">
            <text:p>1672.98</text:p>
          </table:table-cell>
          <table:table-cell office:value-type="float" office:value="0.288" calcext:value-type="float">
            <text:p>0.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32_32</text:p>
          </table:table-cell>
          <table:table-cell office:value-type="float" office:value="17576.5" calcext:value-type="float">
            <text:p>17576.5</text:p>
          </table:table-cell>
          <table:table-cell office:value-type="float" office:value="2.34" calcext:value-type="float">
            <text:p>2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32_64</text:p>
          </table:table-cell>
          <table:table-cell office:value-type="float" office:value="14794.3" calcext:value-type="float">
            <text:p>14794.3</text:p>
          </table:table-cell>
          <table:table-cell office:value-type="float" office:value="1.092" calcext:value-type="float">
            <text:p>1.0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32_8</text:p>
          </table:table-cell>
          <table:table-cell office:value-type="float" office:value="769.377" calcext:value-type="float">
            <text:p>769.377</text:p>
          </table:table-cell>
          <table:table-cell office:value-type="float" office:value="0.288" calcext:value-type="float">
            <text:p>0.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4_16</text:p>
          </table:table-cell>
          <table:table-cell office:value-type="float" office:value="1748.09" calcext:value-type="float">
            <text:p>1748.09</text:p>
          </table:table-cell>
          <table:table-cell office:value-type="float" office:value="0.768" calcext:value-type="float">
            <text:p>0.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4_8</text:p>
          </table:table-cell>
          <table:table-cell office:value-type="float" office:value="51465.5" calcext:value-type="float">
            <text:p>51465.5</text:p>
          </table:table-cell>
          <table:table-cell office:value-type="float" office:value="37.44" calcext:value-type="float">
            <text:p>37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64_32</text:p>
          </table:table-cell>
          <table:table-cell office:value-type="float" office:value="13548.4" calcext:value-type="float">
            <text:p>13548.4</text:p>
          </table:table-cell>
          <table:table-cell office:value-type="float" office:value="1.092" calcext:value-type="float">
            <text:p>1.0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64_64</text:p>
          </table:table-cell>
          <table:table-cell office:value-type="float" office:value="12603.5" calcext:value-type="float">
            <text:p>12603.5</text:p>
          </table:table-cell>
          <table:table-cell office:value-type="float" office:value="0.546" calcext:value-type="float">
            <text:p>0.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8_16</text:p>
          </table:table-cell>
          <table:table-cell office:value-type="float" office:value="39716.2" calcext:value-type="float">
            <text:p>39716.2</text:p>
          </table:table-cell>
          <table:table-cell office:value-type="float" office:value="18.72" calcext:value-type="float">
            <text:p>18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8_32</text:p>
          </table:table-cell>
          <table:table-cell office:value-type="float" office:value="1984.83" calcext:value-type="float">
            <text:p>1984.83</text:p>
          </table:table-cell>
          <table:table-cell office:value-type="float" office:value="0.516" calcext:value-type="float">
            <text:p>0.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8_4</text:p>
          </table:table-cell>
          <table:table-cell office:value-type="float" office:value="38714.6" calcext:value-type="float">
            <text:p>38714.6</text:p>
          </table:table-cell>
          <table:table-cell office:value-type="float" office:value="37.44" calcext:value-type="float">
            <text:p>37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8_8</text:p>
          </table:table-cell>
          <table:table-cell office:value-type="float" office:value="51621.4" calcext:value-type="float">
            <text:p>51621.4</text:p>
          </table:table-cell>
          <table:table-cell office:value-type="float" office:value="37.44" calcext:value-type="float">
            <text:p>37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12_16</text:p>
          </table:table-cell>
          <table:table-cell office:value-type="float" office:value="5156.99" calcext:value-type="float">
            <text:p>5156.99</text:p>
          </table:table-cell>
          <table:table-cell office:value-type="float" office:value="0.768" calcext:value-type="float">
            <text:p>0.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16_12</text:p>
          </table:table-cell>
          <table:table-cell office:value-type="float" office:value="1629.11" calcext:value-type="float">
            <text:p>1629.11</text:p>
          </table:table-cell>
          <table:table-cell office:value-type="float" office:value="0.348" calcext:value-type="float">
            <text:p>0.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16_16</text:p>
          </table:table-cell>
          <table:table-cell office:value-type="float" office:value="51013.2" calcext:value-type="float">
            <text:p>51013.2</text:p>
          </table:table-cell>
          <table:table-cell office:value-type="float" office:value="9.36" calcext:value-type="float">
            <text:p>9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16_32</text:p>
          </table:table-cell>
          <table:table-cell office:value-type="float" office:value="46485.2" calcext:value-type="float">
            <text:p>46485.2</text:p>
          </table:table-cell>
          <table:table-cell office:value-type="float" office:value="4.68" calcext:value-type="float">
            <text:p>4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16_4</text:p>
          </table:table-cell>
          <table:table-cell office:value-type="float" office:value="757.694" calcext:value-type="float">
            <text:p>757.694</text:p>
          </table:table-cell>
          <table:table-cell office:value-type="float" office:value="0.348" calcext:value-type="float">
            <text:p>0.3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16_8</text:p>
          </table:table-cell>
          <table:table-cell office:value-type="float" office:value="57798.9" calcext:value-type="float">
            <text:p>57798.9</text:p>
          </table:table-cell>
          <table:table-cell office:value-type="float" office:value="18.72" calcext:value-type="float">
            <text:p>18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24_32</text:p>
          </table:table-cell>
          <table:table-cell office:value-type="float" office:value="7040.02" calcext:value-type="float">
            <text:p>7040.02</text:p>
          </table:table-cell>
          <table:table-cell office:value-type="float" office:value="0.516" calcext:value-type="float">
            <text:p>0.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32_16</text:p>
          </table:table-cell>
          <table:table-cell office:value-type="float" office:value="38528.7" calcext:value-type="float">
            <text:p>38528.7</text:p>
          </table:table-cell>
          <table:table-cell office:value-type="float" office:value="4.68" calcext:value-type="float">
            <text:p>4.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32_24</text:p>
          </table:table-cell>
          <table:table-cell office:value-type="float" office:value="3583.19" calcext:value-type="float">
            <text:p>3583.19</text:p>
          </table:table-cell>
          <table:table-cell office:value-type="float" office:value="0.288" calcext:value-type="float">
            <text:p>0.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32_32</text:p>
          </table:table-cell>
          <table:table-cell office:value-type="float" office:value="37086.2" calcext:value-type="float">
            <text:p>37086.2</text:p>
          </table:table-cell>
          <table:table-cell office:value-type="float" office:value="2.34" calcext:value-type="float">
            <text:p>2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32_64</text:p>
          </table:table-cell>
          <table:table-cell office:value-type="float" office:value="32263.5" calcext:value-type="float">
            <text:p>32263.5</text:p>
          </table:table-cell>
          <table:table-cell office:value-type="float" office:value="1.092" calcext:value-type="float">
            <text:p>1.0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32_8</text:p>
          </table:table-cell>
          <table:table-cell office:value-type="float" office:value="1442.43" calcext:value-type="float">
            <text:p>1442.43</text:p>
          </table:table-cell>
          <table:table-cell office:value-type="float" office:value="0.288" calcext:value-type="float">
            <text:p>0.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4_16</text:p>
          </table:table-cell>
          <table:table-cell office:value-type="float" office:value="3145.22" calcext:value-type="float">
            <text:p>3145.22</text:p>
          </table:table-cell>
          <table:table-cell office:value-type="float" office:value="0.768" calcext:value-type="float">
            <text:p>0.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4_8</text:p>
          </table:table-cell>
          <table:table-cell office:value-type="float" office:value="82932" calcext:value-type="float">
            <text:p>82932</text:p>
          </table:table-cell>
          <table:table-cell office:value-type="float" office:value="37.44" calcext:value-type="float">
            <text:p>37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64_32</text:p>
          </table:table-cell>
          <table:table-cell office:value-type="float" office:value="29241.6" calcext:value-type="float">
            <text:p>29241.6</text:p>
          </table:table-cell>
          <table:table-cell office:value-type="float" office:value="1.092" calcext:value-type="float">
            <text:p>1.0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64_64</text:p>
          </table:table-cell>
          <table:table-cell office:value-type="float" office:value="28151.8" calcext:value-type="float">
            <text:p>28151.8</text:p>
          </table:table-cell>
          <table:table-cell office:value-type="float" office:value="0.546" calcext:value-type="float">
            <text:p>0.5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8_16</text:p>
          </table:table-cell>
          <table:table-cell office:value-type="float" office:value="72058.4" calcext:value-type="float">
            <text:p>72058.4</text:p>
          </table:table-cell>
          <table:table-cell office:value-type="float" office:value="18.72" calcext:value-type="float">
            <text:p>18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8_32</text:p>
          </table:table-cell>
          <table:table-cell office:value-type="float" office:value="3988.98" calcext:value-type="float">
            <text:p>3988.98</text:p>
          </table:table-cell>
          <table:table-cell office:value-type="float" office:value="0.516" calcext:value-type="float">
            <text:p>0.5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8_4</text:p>
          </table:table-cell>
          <table:table-cell office:value-type="float" office:value="56433.4" calcext:value-type="float">
            <text:p>56433.4</text:p>
          </table:table-cell>
          <table:table-cell office:value-type="float" office:value="37.44" calcext:value-type="float">
            <text:p>37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8_8</text:p>
          </table:table-cell>
          <table:table-cell office:value-type="float" office:value="86140.2" calcext:value-type="float">
            <text:p>86140.2</text:p>
          </table:table-cell>
          <table:table-cell office:value-type="float" office:value="37.44" calcext:value-type="float">
            <text:p>37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16x16</text:p>
          </table:table-cell>
          <table:table-cell office:value-type="float" office:value="42645" calcext:value-type="float">
            <text:p>42645</text:p>
          </table:table-cell>
          <table:table-cell office:value-type="float" office:value="33.724" calcext:value-type="float">
            <text:p>33.7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32x32</text:p>
          </table:table-cell>
          <table:table-cell office:value-type="float" office:value="36319.7" calcext:value-type="float">
            <text:p>36319.7</text:p>
          </table:table-cell>
          <table:table-cell office:value-type="float" office:value="4.727" calcext:value-type="float">
            <text:p>4.7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4x4</text:p>
          </table:table-cell>
          <table:table-cell office:value-type="float" office:value="75050.8" calcext:value-type="float">
            <text:p>75050.8</text:p>
          </table:table-cell>
          <table:table-cell office:value-type="float" office:value="506.396" calcext:value-type="float">
            <text:p>506.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8x8</text:p>
          </table:table-cell>
          <table:table-cell office:value-type="float" office:value="40008.1" calcext:value-type="float">
            <text:p>40008.1</text:p>
          </table:table-cell>
          <table:table-cell office:value-type="float" office:value="139.184" calcext:value-type="float">
            <text:p>139.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ST_4x4</text:p>
          </table:table-cell>
          <table:table-cell office:value-type="float" office:value="685.453" calcext:value-type="float">
            <text:p>685.453</text:p>
          </table:table-cell>
          <table:table-cell office:value-type="float" office:value="2.396" calcext:value-type="float">
            <text:p>2.3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16x16</text:p>
          </table:table-cell>
          <table:table-cell office:value-type="float" office:value="6734.85" calcext:value-type="float">
            <text:p>6734.85</text:p>
          </table:table-cell>
          <table:table-cell office:value-type="float" office:value="4.748" calcext:value-type="float">
            <text:p>4.7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32x32</text:p>
          </table:table-cell>
          <table:table-cell office:value-type="float" office:value="13746.3" calcext:value-type="float">
            <text:p>13746.3</text:p>
          </table:table-cell>
          <table:table-cell office:value-type="float" office:value="1.62" calcext:value-type="float">
            <text:p>1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4x4</text:p>
          </table:table-cell>
          <table:table-cell office:value-type="float" office:value="1703.5" calcext:value-type="float">
            <text:p>1703.5</text:p>
          </table:table-cell>
          <table:table-cell office:value-type="float" office:value="5.759" calcext:value-type="float">
            <text:p>5.7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8x8</text:p>
          </table:table-cell>
          <table:table-cell office:value-type="float" office:value="3431.8" calcext:value-type="float">
            <text:p>3431.8</text:p>
          </table:table-cell>
          <table:table-cell office:value-type="float" office:value="7.085" calcext:value-type="float">
            <text:p>7.0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ST_4x4</text:p>
          </table:table-cell>
          <table:table-cell office:value-type="float" office:value="146.866" calcext:value-type="float">
            <text:p>146.866</text:p>
          </table:table-cell>
          <table:table-cell office:value-type="float" office:value="0.572" calcext:value-type="float">
            <text:p>0.57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ram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10015500" calcext:value-type="float">
            <text:p>10015500</text:p>
          </table:table-cell>
          <table:table-cell office:value-type="float" office:value="17692" calcext:value-type="float">
            <text:p>17692</text:p>
          </table:table-cell>
          <table:table-cell office:value-type="string" calcext:value-type="string">
            <text:p>DIST</text:p>
          </table:table-cell>
          <table:table-cell table:formula="of:=SUM([.B358:.B416])" office:value-type="float" office:value="4237882.5" calcext:value-type="float">
            <text:p>4237882.5</text:p>
          </table:table-cell>
          <table:table-cell table:formula="of:=SUM([.E357:.E359])/SUM([.E357:.E360])" office:value-type="float" office:value="0.373964083389052" calcext:value-type="float">
            <text:p>0.3739640834</text:p>
          </table:table-cell>
        </table:table-row>
        <table:table-row table:style-name="ro1">
          <table:table-cell office:value-type="string" calcext:value-type="string">
            <text:p>Dist_HAD_12x16</text:p>
          </table:table-cell>
          <table:table-cell office:value-type="float" office:value="28489.8" calcext:value-type="float">
            <text:p>28489.8</text:p>
          </table:table-cell>
          <table:table-cell office:value-type="float" office:value="7.21" calcext:value-type="float">
            <text:p>7.21</text:p>
          </table:table-cell>
          <table:table-cell office:value-type="string" calcext:value-type="string">
            <text:p>INTERP</text:p>
          </table:table-cell>
          <table:table-cell table:formula="of:=SUM([.B417:.B456])" office:value-type="float" office:value="1376929.22" calcext:value-type="float">
            <text:p>1376929.22</text:p>
          </table:table-cell>
          <table:table-cell/>
        </table:table-row>
        <table:table-row table:style-name="ro1">
          <table:table-cell office:value-type="string" calcext:value-type="string">
            <text:p>Dist_HAD_16x12</text:p>
          </table:table-cell>
          <table:table-cell office:value-type="float" office:value="22701.5" calcext:value-type="float">
            <text:p>22701.5</text:p>
          </table:table-cell>
          <table:table-cell office:value-type="float" office:value="48.353" calcext:value-type="float">
            <text:p>48.353</text:p>
          </table:table-cell>
          <table:table-cell office:value-type="string" calcext:value-type="string">
            <text:p>TR</text:p>
          </table:table-cell>
          <table:table-cell table:formula="of:=SUM([.B457:.B466])" office:value-type="float" office:value="367971.66" calcext:value-type="float">
            <text:p>367971.66</text:p>
          </table:table-cell>
          <table:table-cell/>
        </table:table-row>
        <table:table-row table:style-name="ro1">
          <table:table-cell office:value-type="string" calcext:value-type="string">
            <text:p>Dist_HAD_16x16</text:p>
          </table:table-cell>
          <table:table-cell office:value-type="float" office:value="206996" calcext:value-type="float">
            <text:p>206996</text:p>
          </table:table-cell>
          <table:table-cell office:value-type="float" office:value="196.603" calcext:value-type="float">
            <text:p>196.603</text:p>
          </table:table-cell>
          <table:table-cell office:value-type="string" calcext:value-type="string">
            <text:p>Others</text:p>
          </table:table-cell>
          <table:table-cell table:formula="of:=[.B357]" office:value-type="float" office:value="10015500" calcext:value-type="float">
            <text:p>10015500</text:p>
          </table:table-cell>
          <table:table-cell/>
        </table:table-row>
        <table:table-row table:style-name="ro1">
          <table:table-cell office:value-type="string" calcext:value-type="string">
            <text:p>Dist_HAD_16x32</text:p>
          </table:table-cell>
          <table:table-cell office:value-type="float" office:value="187309" calcext:value-type="float">
            <text:p>187309</text:p>
          </table:table-cell>
          <table:table-cell office:value-type="float" office:value="13.597" calcext:value-type="float">
            <text:p>13.5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4</text:p>
          </table:table-cell>
          <table:table-cell office:value-type="float" office:value="12502.4" calcext:value-type="float">
            <text:p>12502.4</text:p>
          </table:table-cell>
          <table:table-cell office:value-type="float" office:value="0.728" calcext:value-type="float">
            <text:p>0.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64</text:p>
          </table:table-cell>
          <table:table-cell office:value-type="float" office:value="1464.84" calcext:value-type="float">
            <text:p>1464.84</text:p>
          </table:table-cell>
          <table:table-cell office:value-type="float" office:value="14.679" calcext:value-type="float">
            <text:p>14.6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8</text:p>
          </table:table-cell>
          <table:table-cell office:value-type="float" office:value="215523" calcext:value-type="float">
            <text:p>215523</text:p>
          </table:table-cell>
          <table:table-cell office:value-type="float" office:value="0.728" calcext:value-type="float">
            <text:p>0.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24x32</text:p>
          </table:table-cell>
          <table:table-cell office:value-type="float" office:value="62612.3" calcext:value-type="float">
            <text:p>62612.3</text:p>
          </table:table-cell>
          <table:table-cell office:value-type="float" office:value="29.484" calcext:value-type="float">
            <text:p>29.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16</text:p>
          </table:table-cell>
          <table:table-cell office:value-type="float" office:value="186719" calcext:value-type="float">
            <text:p>186719</text:p>
          </table:table-cell>
          <table:table-cell office:value-type="float" office:value="23.998" calcext:value-type="float">
            <text:p>23.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24</text:p>
          </table:table-cell>
          <table:table-cell office:value-type="float" office:value="45823.6" calcext:value-type="float">
            <text:p>45823.6</text:p>
          </table:table-cell>
          <table:table-cell office:value-type="float" office:value="1.456" calcext:value-type="float">
            <text:p>1.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32</text:p>
          </table:table-cell>
          <table:table-cell office:value-type="float" office:value="188558" calcext:value-type="float">
            <text:p>188558</text:p>
          </table:table-cell>
          <table:table-cell office:value-type="float" office:value="27.3" calcext:value-type="float">
            <text:p>27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64</text:p>
          </table:table-cell>
          <table:table-cell office:value-type="float" office:value="165381" calcext:value-type="float">
            <text:p>165381</text:p>
          </table:table-cell>
          <table:table-cell office:value-type="float" office:value="1.456" calcext:value-type="float">
            <text:p>1.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8</text:p>
          </table:table-cell>
          <table:table-cell office:value-type="float" office:value="16747.5" calcext:value-type="float">
            <text:p>16747.5</text:p>
          </table:table-cell>
          <table:table-cell office:value-type="float" office:value="58.968" calcext:value-type="float">
            <text:p>58.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8x64</text:p>
          </table:table-cell>
          <table:table-cell office:value-type="float" office:value="4015.21" calcext:value-type="float">
            <text:p>4015.21</text:p>
          </table:table-cell>
          <table:table-cell office:value-type="float" office:value="32.749" calcext:value-type="float">
            <text:p>32.7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x16</text:p>
          </table:table-cell>
          <table:table-cell office:value-type="float" office:value="15690.8" calcext:value-type="float">
            <text:p>15690.8</text:p>
          </table:table-cell>
          <table:table-cell office:value-type="float" office:value="1.456" calcext:value-type="float">
            <text:p>1.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x4</text:p>
          </table:table-cell>
          <table:table-cell office:value-type="float" office:value="14844.4" calcext:value-type="float">
            <text:p>14844.4</text:p>
          </table:table-cell>
          <table:table-cell office:value-type="float" office:value="27.3" calcext:value-type="float">
            <text:p>27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x8</text:p>
          </table:table-cell>
          <table:table-cell office:value-type="float" office:value="143595" calcext:value-type="float">
            <text:p>143595</text:p>
          </table:table-cell>
          <table:table-cell office:value-type="float" office:value="1.456" calcext:value-type="float">
            <text:p>1.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16</text:p>
          </table:table-cell>
          <table:table-cell office:value-type="float" office:value="1048.56" calcext:value-type="float">
            <text:p>1048.56</text:p>
          </table:table-cell>
          <table:table-cell office:value-type="float" office:value="58.968" calcext:value-type="float">
            <text:p>58.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32</text:p>
          </table:table-cell>
          <table:table-cell office:value-type="float" office:value="165005" calcext:value-type="float">
            <text:p>165005</text:p>
          </table:table-cell>
          <table:table-cell office:value-type="float" office:value="657.004" calcext:value-type="float">
            <text:p>657.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48</text:p>
          </table:table-cell>
          <table:table-cell office:value-type="float" office:value="3009.32" calcext:value-type="float">
            <text:p>3009.32</text:p>
          </table:table-cell>
          <table:table-cell office:value-type="float" office:value="75.039" calcext:value-type="float">
            <text:p>75.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64</text:p>
          </table:table-cell>
          <table:table-cell office:value-type="float" office:value="176942" calcext:value-type="float">
            <text:p>176942</text:p>
          </table:table-cell>
          <table:table-cell office:value-type="float" office:value="3.12" calcext:value-type="float">
            <text:p>3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16</text:p>
          </table:table-cell>
          <table:table-cell office:value-type="float" office:value="208735" calcext:value-type="float">
            <text:p>208735</text:p>
          </table:table-cell>
          <table:table-cell office:value-type="float" office:value="61.165" calcext:value-type="float">
            <text:p>61.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32</text:p>
          </table:table-cell>
          <table:table-cell office:value-type="float" office:value="23393.4" calcext:value-type="float">
            <text:p>23393.4</text:p>
          </table:table-cell>
          <table:table-cell office:value-type="float" office:value="3.12" calcext:value-type="float">
            <text:p>3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4</text:p>
          </table:table-cell>
          <table:table-cell office:value-type="float" office:value="155543" calcext:value-type="float">
            <text:p>155543</text:p>
          </table:table-cell>
          <table:table-cell office:value-type="float" office:value="126.36" calcext:value-type="float">
            <text:p>12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8</text:p>
          </table:table-cell>
          <table:table-cell office:value-type="float" office:value="243497" calcext:value-type="float">
            <text:p>243497</text:p>
          </table:table-cell>
          <table:table-cell office:value-type="float" office:value="129.204" calcext:value-type="float">
            <text:p>129.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2x16</text:p>
          </table:table-cell>
          <table:table-cell office:value-type="float" office:value="29556.3" calcext:value-type="float">
            <text:p>29556.3</text:p>
          </table:table-cell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2x16sub</text:p>
          </table:table-cell>
          <table:table-cell office:value-type="float" office:value="12215.9" calcext:value-type="float">
            <text:p>12215.9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2</text:p>
          </table:table-cell>
          <table:table-cell office:value-type="float" office:value="22600.7" calcext:value-type="float">
            <text:p>22600.7</text:p>
          </table:table-cell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2sub</text:p>
          </table:table-cell>
          <table:table-cell office:value-type="float" office:value="8387.09" calcext:value-type="float">
            <text:p>8387.09</text:p>
          </table:table-cell>
          <table:table-cell office:value-type="float" office:value="252.72" calcext:value-type="float">
            <text:p>252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6</text:p>
          </table:table-cell>
          <table:table-cell office:value-type="float" office:value="93817.9" calcext:value-type="float">
            <text:p>93817.9</text:p>
          </table:table-cell>
          <table:table-cell office:value-type="float" office:value="126.53" calcext:value-type="float">
            <text:p>126.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6sub</text:p>
          </table:table-cell>
          <table:table-cell office:value-type="float" office:value="51045.4" calcext:value-type="float">
            <text:p>51045.4</text:p>
          </table:table-cell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32</text:p>
          </table:table-cell>
          <table:table-cell office:value-type="float" office:value="59937.5" calcext:value-type="float">
            <text:p>59937.5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32sub</text:p>
          </table:table-cell>
          <table:table-cell office:value-type="float" office:value="28857.9" calcext:value-type="float">
            <text:p>28857.9</text:p>
          </table:table-cell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4</text:p>
          </table:table-cell>
          <table:table-cell office:value-type="float" office:value="27122.7" calcext:value-type="float">
            <text:p>27122.7</text:p>
          </table:table-cell>
          <table:table-cell office:value-type="float" office:value="252.72" calcext:value-type="float">
            <text:p>252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8</text:p>
          </table:table-cell>
          <table:table-cell office:value-type="float" office:value="209383" calcext:value-type="float">
            <text:p>209383</text:p>
          </table:table-cell>
          <table:table-cell office:value-type="float" office:value="315.385" calcext:value-type="float">
            <text:p>315.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24x32</text:p>
          </table:table-cell>
          <table:table-cell office:value-type="float" office:value="20688.8" calcext:value-type="float">
            <text:p>20688.8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24x32sub</text:p>
          </table:table-cell>
          <table:table-cell office:value-type="float" office:value="9700.06" calcext:value-type="float">
            <text:p>9700.06</text:p>
          </table:table-cell>
          <table:table-cell office:value-type="float" office:value="236.155" calcext:value-type="float">
            <text:p>236.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16</text:p>
          </table:table-cell>
          <table:table-cell office:value-type="float" office:value="61261.9" calcext:value-type="float">
            <text:p>61261.9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16sub</text:p>
          </table:table-cell>
          <table:table-cell office:value-type="float" office:value="28102.2" calcext:value-type="float">
            <text:p>28102.2</text:p>
          </table:table-cell>
          <table:table-cell office:value-type="float" office:value="505.44" calcext:value-type="float">
            <text:p>505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24</text:p>
          </table:table-cell>
          <table:table-cell office:value-type="float" office:value="14333.7" calcext:value-type="float">
            <text:p>14333.7</text:p>
          </table:table-cell>
          <table:table-cell office:value-type="float" office:value="421.379" calcext:value-type="float">
            <text:p>421.3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24sub</text:p>
          </table:table-cell>
          <table:table-cell office:value-type="float" office:value="6905.32" calcext:value-type="float">
            <text:p>6905.32</text:p>
          </table:table-cell>
          <table:table-cell office:value-type="float" office:value="24.96" calcext:value-type="float">
            <text:p>2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32</text:p>
          </table:table-cell>
          <table:table-cell office:value-type="float" office:value="46589.4" calcext:value-type="float">
            <text:p>46589.4</text:p>
          </table:table-cell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32sub</text:p>
          </table:table-cell>
          <table:table-cell office:value-type="float" office:value="27514.5" calcext:value-type="float">
            <text:p>27514.5</text:p>
          </table:table-cell>
          <table:table-cell office:value-type="float" office:value="24.96" calcext:value-type="float">
            <text:p>2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64</text:p>
          </table:table-cell>
          <table:table-cell office:value-type="float" office:value="36631.6" calcext:value-type="float">
            <text:p>36631.6</text:p>
          </table:table-cell>
          <table:table-cell office:value-type="float" office:value="1010.88" calcext:value-type="float">
            <text:p>1010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64sub</text:p>
          </table:table-cell>
          <table:table-cell office:value-type="float" office:value="15289.3" calcext:value-type="float">
            <text:p>15289.3</text:p>
          </table:table-cell>
          <table:table-cell office:value-type="float" office:value="1420.37" calcext:value-type="float">
            <text:p>1420.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8</text:p>
          </table:table-cell>
          <table:table-cell office:value-type="float" office:value="17005" calcext:value-type="float">
            <text:p>17005</text:p>
          </table:table-cell>
          <table:table-cell office:value-type="float" office:value="24.96" calcext:value-type="float">
            <text:p>2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4x16</text:p>
          </table:table-cell>
          <table:table-cell office:value-type="float" office:value="20808.9" calcext:value-type="float">
            <text:p>20808.9</text:p>
          </table:table-cell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4x16sub</text:p>
          </table:table-cell>
          <table:table-cell office:value-type="float" office:value="10095.6" calcext:value-type="float">
            <text:p>10095.6</text:p>
          </table:table-cell>
          <table:table-cell office:value-type="float" office:value="24.96" calcext:value-type="float">
            <text:p>2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4x8</text:p>
          </table:table-cell>
          <table:table-cell office:value-type="float" office:value="137812" calcext:value-type="float">
            <text:p>137812</text:p>
          </table:table-cell>
          <table:table-cell office:value-type="float" office:value="2942.96" calcext:value-type="float">
            <text:p>2942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32</text:p>
          </table:table-cell>
          <table:table-cell office:value-type="float" office:value="38392.8" calcext:value-type="float">
            <text:p>38392.8</text:p>
          </table:table-cell>
          <table:table-cell office:value-type="float" office:value="49.92" calcext:value-type="float">
            <text:p>49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32sub</text:p>
          </table:table-cell>
          <table:table-cell office:value-type="float" office:value="21640.8" calcext:value-type="float">
            <text:p>21640.8</text:p>
          </table:table-cell>
          <table:table-cell office:value-type="float" office:value="918.615" calcext:value-type="float">
            <text:p>918.6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64</text:p>
          </table:table-cell>
          <table:table-cell office:value-type="float" office:value="35691.7" calcext:value-type="float">
            <text:p>35691.7</text:p>
          </table:table-cell>
          <table:table-cell office:value-type="float" office:value="49.92" calcext:value-type="float">
            <text:p>49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64sub</text:p>
          </table:table-cell>
          <table:table-cell office:value-type="float" office:value="17021.7" calcext:value-type="float">
            <text:p>17021.7</text:p>
          </table:table-cell>
          <table:table-cell office:value-type="float" office:value="1335.08" calcext:value-type="float">
            <text:p>1335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16</text:p>
          </table:table-cell>
          <table:table-cell office:value-type="float" office:value="102256" calcext:value-type="float">
            <text:p>102256</text:p>
          </table:table-cell>
          <table:table-cell office:value-type="float" office:value="49.92" calcext:value-type="float">
            <text:p>49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16sub</text:p>
          </table:table-cell>
          <table:table-cell office:value-type="float" office:value="43423.7" calcext:value-type="float">
            <text:p>43423.7</text:p>
          </table:table-cell>
          <table:table-cell office:value-type="float" office:value="973.44" calcext:value-type="float">
            <text:p>973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32</text:p>
          </table:table-cell>
          <table:table-cell office:value-type="float" office:value="11428.6" calcext:value-type="float">
            <text:p>11428.6</text:p>
          </table:table-cell>
          <table:table-cell office:value-type="float" office:value="49.92" calcext:value-type="float">
            <text:p>49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32sub</text:p>
          </table:table-cell>
          <table:table-cell office:value-type="float" office:value="7155.9" calcext:value-type="float">
            <text:p>7155.9</text:p>
          </table:table-cell>
          <table:table-cell office:value-type="float" office:value="1305.54" calcext:value-type="float">
            <text:p>1305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4</text:p>
          </table:table-cell>
          <table:table-cell office:value-type="float" office:value="151792" calcext:value-type="float">
            <text:p>151792</text:p>
          </table:table-cell>
          <table:table-cell office:value-type="float" office:value="49.92" calcext:value-type="float">
            <text:p>49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8</text:p>
          </table:table-cell>
          <table:table-cell office:value-type="float" office:value="317270" calcext:value-type="float">
            <text:p>317270</text:p>
          </table:table-cell>
          <table:table-cell office:value-type="float" office:value="973.44" calcext:value-type="float">
            <text:p>973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12_16</text:p>
          </table:table-cell>
          <table:table-cell office:value-type="float" office:value="8557.8" calcext:value-type="float">
            <text:p>8557.8</text:p>
          </table:table-cell>
          <table:table-cell office:value-type="float" office:value="49.92" calcext:value-type="float">
            <text:p>49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16_12</text:p>
          </table:table-cell>
          <table:table-cell office:value-type="float" office:value="5294.32" calcext:value-type="float">
            <text:p>5294.32</text:p>
          </table:table-cell>
          <table:table-cell office:value-type="float" office:value="4.535" calcext:value-type="float">
            <text:p>4.5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16_16</text:p>
          </table:table-cell>
          <table:table-cell office:value-type="float" office:value="35166.7" calcext:value-type="float">
            <text:p>35166.7</text:p>
          </table:table-cell>
          <table:table-cell office:value-type="float" office:value="18.439" calcext:value-type="float">
            <text:p>18.4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16_32</text:p>
          </table:table-cell>
          <table:table-cell office:value-type="float" office:value="29360.8" calcext:value-type="float">
            <text:p>29360.8</text:p>
          </table:table-cell>
          <table:table-cell office:value-type="float" office:value="66.674" calcext:value-type="float">
            <text:p>66.6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16_4</text:p>
          </table:table-cell>
          <table:table-cell office:value-type="float" office:value="2863.88" calcext:value-type="float">
            <text:p>2863.88</text:p>
          </table:table-cell>
          <table:table-cell office:value-type="float" office:value="0.976" calcext:value-type="float">
            <text:p>0.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16_8</text:p>
          </table:table-cell>
          <table:table-cell office:value-type="float" office:value="42658.1" calcext:value-type="float">
            <text:p>42658.1</text:p>
          </table:table-cell>
          <table:table-cell office:value-type="float" office:value="19.11" calcext:value-type="float">
            <text:p>19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24_32</text:p>
          </table:table-cell>
          <table:table-cell office:value-type="float" office:value="7938.86" calcext:value-type="float">
            <text:p>7938.86</text:p>
          </table:table-cell>
          <table:table-cell office:value-type="float" office:value="0.976" calcext:value-type="float">
            <text:p>0.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32_16</text:p>
          </table:table-cell>
          <table:table-cell office:value-type="float" office:value="25068.3" calcext:value-type="float">
            <text:p>25068.3</text:p>
          </table:table-cell>
          <table:table-cell office:value-type="float" office:value="20.652" calcext:value-type="float">
            <text:p>20.6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32_24</text:p>
          </table:table-cell>
          <table:table-cell office:value-type="float" office:value="5470.99" calcext:value-type="float">
            <text:p>5470.99</text:p>
          </table:table-cell>
          <table:table-cell office:value-type="float" office:value="0.976" calcext:value-type="float">
            <text:p>0.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32_32</text:p>
          </table:table-cell>
          <table:table-cell office:value-type="float" office:value="22486.7" calcext:value-type="float">
            <text:p>22486.7</text:p>
          </table:table-cell>
          <table:table-cell office:value-type="float" office:value="19.11" calcext:value-type="float">
            <text:p>19.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32_64</text:p>
          </table:table-cell>
          <table:table-cell office:value-type="float" office:value="19254" calcext:value-type="float">
            <text:p>19254</text:p>
          </table:table-cell>
          <table:table-cell office:value-type="float" office:value="0.976" calcext:value-type="float">
            <text:p>0.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32_8</text:p>
          </table:table-cell>
          <table:table-cell office:value-type="float" office:value="2484.8" calcext:value-type="float">
            <text:p>2484.8</text:p>
          </table:table-cell>
          <table:table-cell office:value-type="float" office:value="39.528" calcext:value-type="float">
            <text:p>39.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4_16</text:p>
          </table:table-cell>
          <table:table-cell office:value-type="float" office:value="5782.84" calcext:value-type="float">
            <text:p>5782.84</text:p>
          </table:table-cell>
          <table:table-cell office:value-type="float" office:value="40.706" calcext:value-type="float">
            <text:p>40.7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4_8</text:p>
          </table:table-cell>
          <table:table-cell office:value-type="float" office:value="66699" calcext:value-type="float">
            <text:p>66699</text:p>
          </table:table-cell>
          <table:table-cell office:value-type="float" office:value="1.328" calcext:value-type="float">
            <text:p>1.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64_32</text:p>
          </table:table-cell>
          <table:table-cell office:value-type="float" office:value="17038.8" calcext:value-type="float">
            <text:p>17038.8</text:p>
          </table:table-cell>
          <table:table-cell office:value-type="float" office:value="25.67" calcext:value-type="float">
            <text:p>25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64_64</text:p>
          </table:table-cell>
          <table:table-cell office:value-type="float" office:value="16119.5" calcext:value-type="float">
            <text:p>16119.5</text:p>
          </table:table-cell>
          <table:table-cell office:value-type="float" office:value="1.328" calcext:value-type="float">
            <text:p>1.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8_16</text:p>
          </table:table-cell>
          <table:table-cell office:value-type="float" office:value="51017" calcext:value-type="float">
            <text:p>51017</text:p>
          </table:table-cell>
          <table:table-cell office:value-type="float" office:value="53.784" calcext:value-type="float">
            <text:p>53.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8_32</text:p>
          </table:table-cell>
          <table:table-cell office:value-type="float" office:value="4877.81" calcext:value-type="float">
            <text:p>4877.81</text:p>
          </table:table-cell>
          <table:table-cell office:value-type="float" office:value="26.419" calcext:value-type="float">
            <text:p>26.4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8_4</text:p>
          </table:table-cell>
          <table:table-cell office:value-type="float" office:value="49795.4" calcext:value-type="float">
            <text:p>49795.4</text:p>
          </table:table-cell>
          <table:table-cell office:value-type="float" office:value="1.328" calcext:value-type="float">
            <text:p>1.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8_8</text:p>
          </table:table-cell>
          <table:table-cell office:value-type="float" office:value="66763.9" calcext:value-type="float">
            <text:p>66763.9</text:p>
          </table:table-cell>
          <table:table-cell office:value-type="float" office:value="25.67" calcext:value-type="float">
            <text:p>25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12_16</text:p>
          </table:table-cell>
          <table:table-cell office:value-type="float" office:value="17202.4" calcext:value-type="float">
            <text:p>17202.4</text:p>
          </table:table-cell>
          <table:table-cell office:value-type="float" office:value="1.328" calcext:value-type="float">
            <text:p>1.3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16_12</text:p>
          </table:table-cell>
          <table:table-cell office:value-type="float" office:value="10001.9" calcext:value-type="float">
            <text:p>10001.9</text:p>
          </table:table-cell>
          <table:table-cell office:value-type="float" office:value="53.784" calcext:value-type="float">
            <text:p>53.7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16_16</text:p>
          </table:table-cell>
          <table:table-cell office:value-type="float" office:value="66311.6" calcext:value-type="float">
            <text:p>66311.6</text:p>
          </table:table-cell>
          <table:table-cell office:value-type="float" office:value="41.184" calcext:value-type="float">
            <text:p>41.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16_32</text:p>
          </table:table-cell>
          <table:table-cell office:value-type="float" office:value="60396.4" calcext:value-type="float">
            <text:p>60396.4</text:p>
          </table:table-cell>
          <table:table-cell office:value-type="float" office:value="0.32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16_4</text:p>
          </table:table-cell>
          <table:table-cell office:value-type="float" office:value="4582.41" calcext:value-type="float">
            <text:p>4582.41</text:p>
          </table:table-cell>
          <table:table-cell office:value-type="float" office:value="0.32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16_8</text:p>
          </table:table-cell>
          <table:table-cell office:value-type="float" office:value="75810.9" calcext:value-type="float">
            <text:p>75810.9</text:p>
          </table:table-cell>
          <table:table-cell office:value-type="float" office:value="0.43" calcext:value-type="float">
            <text:p>0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24_32</text:p>
          </table:table-cell>
          <table:table-cell office:value-type="float" office:value="17354" calcext:value-type="float">
            <text:p>17354</text:p>
          </table:table-cell>
          <table:table-cell office:value-type="float" office:value="0.43" calcext:value-type="float">
            <text:p>0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32_16</text:p>
          </table:table-cell>
          <table:table-cell office:value-type="float" office:value="50841.8" calcext:value-type="float">
            <text:p>50841.8</text:p>
          </table:table-cell>
          <table:table-cell office:value-type="float" office:value="41.126" calcext:value-type="float">
            <text:p>41.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32_24</text:p>
          </table:table-cell>
          <table:table-cell office:value-type="float" office:value="11879" calcext:value-type="float">
            <text:p>11879</text:p>
          </table:table-cell>
          <table:table-cell office:value-type="float" office:value="149.4" calcext:value-type="float">
            <text:p>149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32_32</text:p>
          </table:table-cell>
          <table:table-cell office:value-type="float" office:value="47703.5" calcext:value-type="float">
            <text:p>47703.5</text:p>
          </table:table-cell>
          <table:table-cell office:value-type="float" office:value="2.272" calcext:value-type="float">
            <text:p>2.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32_64</text:p>
          </table:table-cell>
          <table:table-cell office:value-type="float" office:value="42184.6" calcext:value-type="float">
            <text:p>42184.6</text:p>
          </table:table-cell>
          <table:table-cell office:value-type="float" office:value="45.66" calcext:value-type="float">
            <text:p>45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32_8</text:p>
          </table:table-cell>
          <table:table-cell office:value-type="float" office:value="4617.21" calcext:value-type="float">
            <text:p>4617.21</text:p>
          </table:table-cell>
          <table:table-cell office:value-type="float" office:value="2.272" calcext:value-type="float">
            <text:p>2.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4_16</text:p>
          </table:table-cell>
          <table:table-cell office:value-type="float" office:value="10550.5" calcext:value-type="float">
            <text:p>10550.5</text:p>
          </table:table-cell>
          <table:table-cell office:value-type="float" office:value="40.925" calcext:value-type="float">
            <text:p>40.9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4_8</text:p>
          </table:table-cell>
          <table:table-cell office:value-type="float" office:value="108881" calcext:value-type="float">
            <text:p>108881</text:p>
          </table:table-cell>
          <table:table-cell office:value-type="float" office:value="2.272" calcext:value-type="float">
            <text:p>2.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64_32</text:p>
          </table:table-cell>
          <table:table-cell office:value-type="float" office:value="37735.5" calcext:value-type="float">
            <text:p>37735.5</text:p>
          </table:table-cell>
          <table:table-cell office:value-type="float" office:value="45.66" calcext:value-type="float">
            <text:p>45.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64_64</text:p>
          </table:table-cell>
          <table:table-cell office:value-type="float" office:value="36594.6" calcext:value-type="float">
            <text:p>36594.6</text:p>
          </table:table-cell>
          <table:table-cell office:value-type="float" office:value="2.272" calcext:value-type="float">
            <text:p>2.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8_16</text:p>
          </table:table-cell>
          <table:table-cell office:value-type="float" office:value="94137.7" calcext:value-type="float">
            <text:p>94137.7</text:p>
          </table:table-cell>
          <table:table-cell office:value-type="float" office:value="92.016" calcext:value-type="float">
            <text:p>92.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8_32</text:p>
          </table:table-cell>
          <table:table-cell office:value-type="float" office:value="9673.6" calcext:value-type="float">
            <text:p>9673.6</text:p>
          </table:table-cell>
          <table:table-cell office:value-type="float" office:value="78.504" calcext:value-type="float">
            <text:p>78.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8_4</text:p>
          </table:table-cell>
          <table:table-cell office:value-type="float" office:value="73331.1" calcext:value-type="float">
            <text:p>73331.1</text:p>
          </table:table-cell>
          <table:table-cell office:value-type="float" office:value="2.704" calcext:value-type="float">
            <text:p>2.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8_8</text:p>
          </table:table-cell>
          <table:table-cell office:value-type="float" office:value="112440" calcext:value-type="float">
            <text:p>112440</text:p>
          </table:table-cell>
          <table:table-cell office:value-type="float" office:value="53.59" calcext:value-type="float">
            <text:p>53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16x16</text:p>
          </table:table-cell>
          <table:table-cell office:value-type="float" office:value="58922.8" calcext:value-type="float">
            <text:p>58922.8</text:p>
          </table:table-cell>
          <table:table-cell office:value-type="float" office:value="2.704" calcext:value-type="float">
            <text:p>2.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32x32</text:p>
          </table:table-cell>
          <table:table-cell office:value-type="float" office:value="53628" calcext:value-type="float">
            <text:p>53628</text:p>
          </table:table-cell>
          <table:table-cell office:value-type="float" office:value="109.512" calcext:value-type="float">
            <text:p>109.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4x4</text:p>
          </table:table-cell>
          <table:table-cell office:value-type="float" office:value="96985.6" calcext:value-type="float">
            <text:p>96985.6</text:p>
          </table:table-cell>
          <table:table-cell office:value-type="float" office:value="54.446" calcext:value-type="float">
            <text:p>54.4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8x8</text:p>
          </table:table-cell>
          <table:table-cell office:value-type="float" office:value="54143.4" calcext:value-type="float">
            <text:p>54143.4</text:p>
          </table:table-cell>
          <table:table-cell office:value-type="float" office:value="2.704" calcext:value-type="float">
            <text:p>2.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ST_4x4</text:p>
          </table:table-cell>
          <table:table-cell office:value-type="float" office:value="8279.09" calcext:value-type="float">
            <text:p>8279.09</text:p>
          </table:table-cell>
          <table:table-cell office:value-type="float" office:value="53.59" calcext:value-type="float">
            <text:p>53.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16x16</text:p>
          </table:table-cell>
          <table:table-cell office:value-type="float" office:value="25176.5" calcext:value-type="float">
            <text:p>25176.5</text:p>
          </table:table-cell>
          <table:table-cell office:value-type="float" office:value="2.704" calcext:value-type="float">
            <text:p>2.7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32x32</text:p>
          </table:table-cell>
          <table:table-cell office:value-type="float" office:value="37436.7" calcext:value-type="float">
            <text:p>37436.7</text:p>
          </table:table-cell>
          <table:table-cell office:value-type="float" office:value="109.512" calcext:value-type="float">
            <text:p>109.5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4x4</text:p>
          </table:table-cell>
          <table:table-cell office:value-type="float" office:value="10902.4" calcext:value-type="float">
            <text:p>10902.4</text:p>
          </table:table-cell>
          <table:table-cell office:value-type="float" office:value="28.903" calcext:value-type="float">
            <text:p>28.9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8x8</text:p>
          </table:table-cell>
          <table:table-cell office:value-type="float" office:value="19308.8" calcext:value-type="float">
            <text:p>19308.8</text:p>
          </table:table-cell>
          <table:table-cell office:value-type="float" office:value="11.603" calcext:value-type="float">
            <text:p>11.6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ST_4x4</text:p>
          </table:table-cell>
          <table:table-cell office:value-type="float" office:value="3188.37" calcext:value-type="float">
            <text:p>3188.37</text:p>
          </table:table-cell>
          <table:table-cell office:value-type="float" office:value="80.22" calcext:value-type="float">
            <text:p>80.2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ram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8642050" calcext:value-type="float">
            <text:p>8642050</text:p>
          </table:table-cell>
          <table:table-cell office:value-type="float" office:value="16111.2" calcext:value-type="float">
            <text:p>16111.2</text:p>
          </table:table-cell>
          <table:table-cell office:value-type="string" calcext:value-type="string">
            <text:p>DIST</text:p>
          </table:table-cell>
          <table:table-cell table:formula="of:=SUM([.B470:.B528])" office:value-type="float" office:value="3199156.75" calcext:value-type="float">
            <text:p>3199156.75</text:p>
          </table:table-cell>
          <table:table-cell table:formula="of:=SUM([.E469:.E471])/SUM([.E469:.E472])" office:value-type="float" office:value="0.381181173023851" calcext:value-type="float">
            <text:p>0.381181173</text:p>
          </table:table-cell>
        </table:table-row>
        <table:table-row table:style-name="ro1">
          <table:table-cell office:value-type="string" calcext:value-type="string">
            <text:p>Dist_HAD_12x16</text:p>
          </table:table-cell>
          <table:table-cell office:value-type="float" office:value="9461.64" calcext:value-type="float">
            <text:p>9461.64</text:p>
          </table:table-cell>
          <table:table-cell office:value-type="float" office:value="19.01" calcext:value-type="float">
            <text:p>19.01</text:p>
          </table:table-cell>
          <table:table-cell office:value-type="string" calcext:value-type="string">
            <text:p>INTERP</text:p>
          </table:table-cell>
          <table:table-cell table:formula="of:=SUM([.B529:.B568])" office:value-type="float" office:value="1918764.72" calcext:value-type="float">
            <text:p>1918764.72</text:p>
          </table:table-cell>
          <table:table-cell/>
        </table:table-row>
        <table:table-row table:style-name="ro1">
          <table:table-cell office:value-type="string" calcext:value-type="string">
            <text:p>Dist_HAD_16x12</text:p>
          </table:table-cell>
          <table:table-cell office:value-type="float" office:value="4776.48" calcext:value-type="float">
            <text:p>4776.48</text:p>
          </table:table-cell>
          <table:table-cell office:value-type="float" office:value="9.91" calcext:value-type="float">
            <text:p>9.91</text:p>
          </table:table-cell>
          <table:table-cell office:value-type="string" calcext:value-type="string">
            <text:p>TR</text:p>
          </table:table-cell>
          <table:table-cell table:formula="of:=SUM([.B569:.B578])" office:value-type="float" office:value="205424.5769" calcext:value-type="float">
            <text:p>205424.5769</text:p>
          </table:table-cell>
          <table:table-cell/>
        </table:table-row>
        <table:table-row table:style-name="ro1">
          <table:table-cell office:value-type="string" calcext:value-type="string">
            <text:p>Dist_HAD_16x16</text:p>
          </table:table-cell>
          <table:table-cell office:value-type="float" office:value="195669" calcext:value-type="float">
            <text:p>195669</text:p>
          </table:table-cell>
          <table:table-cell office:value-type="float" office:value="225.235" calcext:value-type="float">
            <text:p>225.235</text:p>
          </table:table-cell>
          <table:table-cell office:value-type="string" calcext:value-type="string">
            <text:p>Others</text:p>
          </table:table-cell>
          <table:table-cell table:formula="of:=[.B469]" office:value-type="float" office:value="8642050" calcext:value-type="float">
            <text:p>8642050</text:p>
          </table:table-cell>
          <table:table-cell/>
        </table:table-row>
        <table:table-row table:style-name="ro1">
          <table:table-cell office:value-type="string" calcext:value-type="string">
            <text:p>Dist_HAD_16x32</text:p>
          </table:table-cell>
          <table:table-cell office:value-type="float" office:value="187469" calcext:value-type="float">
            <text:p>187469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4</text:p>
          </table:table-cell>
          <table:table-cell office:value-type="float" office:value="2515.79" calcext:value-type="float">
            <text:p>2515.79</text:p>
          </table:table-cell>
          <table:table-cell office:value-type="float" office:value="9.91" calcext:value-type="float">
            <text:p>9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64</text:p>
          </table:table-cell>
          <table:table-cell office:value-type="float" office:value="768.185" calcext:value-type="float">
            <text:p>768.185</text:p>
          </table:table-cell>
          <table:table-cell office:value-type="float" office:value="0.23" calcext:value-type="float">
            <text:p>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16x8</text:p>
          </table:table-cell>
          <table:table-cell office:value-type="float" office:value="214441" calcext:value-type="float">
            <text:p>214441</text:p>
          </table:table-cell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24x32</text:p>
          </table:table-cell>
          <table:table-cell office:value-type="float" office:value="29078.7" calcext:value-type="float">
            <text:p>29078.7</text:p>
          </table:table-cell>
          <table:table-cell office:value-type="float" office:value="11.98" calcext:value-type="float">
            <text:p>11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16</text:p>
          </table:table-cell>
          <table:table-cell office:value-type="float" office:value="186190" calcext:value-type="float">
            <text:p>186190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24</text:p>
          </table:table-cell>
          <table:table-cell office:value-type="float" office:value="11752.1" calcext:value-type="float">
            <text:p>11752.1</text:p>
          </table:table-cell>
          <table:table-cell office:value-type="float" office:value="4.91" calcext:value-type="float">
            <text:p>4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32</text:p>
          </table:table-cell>
          <table:table-cell office:value-type="float" office:value="174661" calcext:value-type="float">
            <text:p>174661</text:p>
          </table:table-cell>
          <table:table-cell office:value-type="float" office:value="56.895" calcext:value-type="float">
            <text:p>56.8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64</text:p>
          </table:table-cell>
          <table:table-cell office:value-type="float" office:value="165186" calcext:value-type="float">
            <text:p>165186</text:p>
          </table:table-cell>
          <table:table-cell office:value-type="float" office:value="27.3" calcext:value-type="float">
            <text:p>27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32x8</text:p>
          </table:table-cell>
          <table:table-cell office:value-type="float" office:value="4212.14" calcext:value-type="float">
            <text:p>4212.14</text:p>
          </table:table-cell>
          <table:table-cell office:value-type="float" office:value="4.91" calcext:value-type="float">
            <text:p>4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8x64</text:p>
          </table:table-cell>
          <table:table-cell office:value-type="float" office:value="2121.93" calcext:value-type="float">
            <text:p>2121.93</text:p>
          </table:table-cell>
          <table:table-cell office:value-type="float" office:value="0.23" calcext:value-type="float">
            <text:p>0.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x16</text:p>
          </table:table-cell>
          <table:table-cell office:value-type="float" office:value="5271.91" calcext:value-type="float">
            <text:p>5271.91</text:p>
          </table:table-cell>
          <table:table-cell office:value-type="float" office:value="19.01" calcext:value-type="float">
            <text:p>19.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x4</text:p>
          </table:table-cell>
          <table:table-cell office:value-type="float" office:value="414.133" calcext:value-type="float">
            <text:p>414.133</text:p>
          </table:table-cell>
          <table:table-cell office:value-type="float" office:value="2.38" calcext:value-type="float">
            <text:p>2.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4x8</text:p>
          </table:table-cell>
          <table:table-cell office:value-type="float" office:value="141268" calcext:value-type="float">
            <text:p>141268</text:p>
          </table:table-cell>
          <table:table-cell office:value-type="float" office:value="973.44" calcext:value-type="float">
            <text:p>973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16</text:p>
          </table:table-cell>
          <table:table-cell office:value-type="float" office:value="429.869" calcext:value-type="float">
            <text:p>429.869</text:p>
          </table:table-cell>
          <table:table-cell office:value-type="float" office:value="0.13" calcext:value-type="float">
            <text:p>0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32</text:p>
          </table:table-cell>
          <table:table-cell office:value-type="float" office:value="164851" calcext:value-type="float">
            <text:p>164851</text:p>
          </table:table-cell>
          <table:table-cell office:value-type="float" office:value="27.3" calcext:value-type="float">
            <text:p>27.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48</text:p>
          </table:table-cell>
          <table:table-cell office:value-type="float" office:value="1206.4" calcext:value-type="float">
            <text:p>1206.4</text:p>
          </table:table-cell>
          <table:table-cell office:value-type="float" office:value="0.13" calcext:value-type="float">
            <text:p>0.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64x64</text:p>
          </table:table-cell>
          <table:table-cell office:value-type="float" office:value="166891" calcext:value-type="float">
            <text:p>166891</text:p>
          </table:table-cell>
          <table:table-cell office:value-type="float" office:value="13.874" calcext:value-type="float">
            <text:p>13.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16</text:p>
          </table:table-cell>
          <table:table-cell office:value-type="float" office:value="208065" calcext:value-type="float">
            <text:p>208065</text:p>
          </table:table-cell>
          <table:table-cell office:value-type="float" office:value="468" calcext:value-type="float">
            <text:p>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32</text:p>
          </table:table-cell>
          <table:table-cell office:value-type="float" office:value="10610.6" calcext:value-type="float">
            <text:p>10610.6</text:p>
          </table:table-cell>
          <table:table-cell office:value-type="float" office:value="11.98" calcext:value-type="float">
            <text:p>11.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4</text:p>
          </table:table-cell>
          <table:table-cell office:value-type="float" office:value="151679" calcext:value-type="float">
            <text:p>151679</text:p>
          </table:table-cell>
          <table:table-cell office:value-type="float" office:value="973.44" calcext:value-type="float">
            <text:p>973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HAD_8x8</text:p>
          </table:table-cell>
          <table:table-cell office:value-type="float" office:value="236115" calcext:value-type="float">
            <text:p>236115</text:p>
          </table:table-cell>
          <table:table-cell office:value-type="float" office:value="899.155" calcext:value-type="float">
            <text:p>899.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12_16</text:p>
          </table:table-cell>
          <table:table-cell office:value-type="float" office:value="3065.59" calcext:value-type="float">
            <text:p>3065.59</text:p>
          </table:table-cell>
          <table:table-cell office:value-type="float" office:value="0.976" calcext:value-type="float">
            <text:p>0.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16_12</text:p>
          </table:table-cell>
          <table:table-cell office:value-type="float" office:value="1114.13" calcext:value-type="float">
            <text:p>1114.13</text:p>
          </table:table-cell>
          <table:table-cell office:value-type="float" office:value="0.48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16_16</text:p>
          </table:table-cell>
          <table:table-cell office:value-type="float" office:value="34710.4" calcext:value-type="float">
            <text:p>34710.4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16_32</text:p>
          </table:table-cell>
          <table:table-cell office:value-type="float" office:value="29123.8" calcext:value-type="float">
            <text:p>29123.8</text:p>
          </table:table-cell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16_4</text:p>
          </table:table-cell>
          <table:table-cell office:value-type="float" office:value="612.974" calcext:value-type="float">
            <text:p>612.974</text:p>
          </table:table-cell>
          <table:table-cell office:value-type="float" office:value="0.48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16_8</text:p>
          </table:table-cell>
          <table:table-cell office:value-type="float" office:value="42726.8" calcext:value-type="float">
            <text:p>42726.8</text:p>
          </table:table-cell>
          <table:table-cell office:value-type="float" office:value="24.96" calcext:value-type="float">
            <text:p>2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24_32</text:p>
          </table:table-cell>
          <table:table-cell office:value-type="float" office:value="3704.55" calcext:value-type="float">
            <text:p>3704.55</text:p>
          </table:table-cell>
          <table:table-cell office:value-type="float" office:value="0.624" calcext:value-type="float">
            <text:p>0.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32_16</text:p>
          </table:table-cell>
          <table:table-cell office:value-type="float" office:value="24845.8" calcext:value-type="float">
            <text:p>24845.8</text:p>
          </table:table-cell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32_24</text:p>
          </table:table-cell>
          <table:table-cell office:value-type="float" office:value="1349.93" calcext:value-type="float">
            <text:p>1349.93</text:p>
          </table:table-cell>
          <table:table-cell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32_32</text:p>
          </table:table-cell>
          <table:table-cell office:value-type="float" office:value="22171.7" calcext:value-type="float">
            <text:p>22171.7</text:p>
          </table:table-cell>
          <table:table-cell office:value-type="float" office:value="3.12" calcext:value-type="float">
            <text:p>3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32_64</text:p>
          </table:table-cell>
          <table:table-cell office:value-type="float" office:value="19140" calcext:value-type="float">
            <text:p>19140</text:p>
          </table:table-cell>
          <table:table-cell office:value-type="float" office:value="1.456" calcext:value-type="float">
            <text:p>1.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32_8</text:p>
          </table:table-cell>
          <table:table-cell office:value-type="float" office:value="592.947" calcext:value-type="float">
            <text:p>592.947</text:p>
          </table:table-cell>
          <table:table-cell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4_16</text:p>
          </table:table-cell>
          <table:table-cell office:value-type="float" office:value="2034.19" calcext:value-type="float">
            <text:p>2034.19</text:p>
          </table:table-cell>
          <table:table-cell office:value-type="float" office:value="0.976" calcext:value-type="float">
            <text:p>0.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4_8</text:p>
          </table:table-cell>
          <table:table-cell office:value-type="float" office:value="66236.3" calcext:value-type="float">
            <text:p>66236.3</text:p>
          </table:table-cell>
          <table:table-cell office:value-type="float" office:value="49.92" calcext:value-type="float">
            <text:p>49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64_32</text:p>
          </table:table-cell>
          <table:table-cell office:value-type="float" office:value="17021.4" calcext:value-type="float">
            <text:p>17021.4</text:p>
          </table:table-cell>
          <table:table-cell office:value-type="float" office:value="1.456" calcext:value-type="float">
            <text:p>1.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64_64</text:p>
          </table:table-cell>
          <table:table-cell office:value-type="float" office:value="16080.4" calcext:value-type="float">
            <text:p>16080.4</text:p>
          </table:table-cell>
          <table:table-cell office:value-type="float" office:value="0.728" calcext:value-type="float">
            <text:p>0.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8_16</text:p>
          </table:table-cell>
          <table:table-cell office:value-type="float" office:value="50578.1" calcext:value-type="float">
            <text:p>50578.1</text:p>
          </table:table-cell>
          <table:table-cell office:value-type="float" office:value="24.96" calcext:value-type="float">
            <text:p>2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8_32</text:p>
          </table:table-cell>
          <table:table-cell office:value-type="float" office:value="2249.48" calcext:value-type="float">
            <text:p>2249.48</text:p>
          </table:table-cell>
          <table:table-cell office:value-type="float" office:value="0.624" calcext:value-type="float">
            <text:p>0.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8_4</text:p>
          </table:table-cell>
          <table:table-cell office:value-type="float" office:value="50032.4" calcext:value-type="float">
            <text:p>50032.4</text:p>
          </table:table-cell>
          <table:table-cell office:value-type="float" office:value="49.92" calcext:value-type="float">
            <text:p>49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fInterpol_8_8</text:p>
          </table:table-cell>
          <table:table-cell office:value-type="float" office:value="66397.4" calcext:value-type="float">
            <text:p>66397.4</text:p>
          </table:table-cell>
          <table:table-cell office:value-type="float" office:value="49.92" calcext:value-type="float">
            <text:p>49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12_16</text:p>
          </table:table-cell>
          <table:table-cell office:value-type="float" office:value="6139.28" calcext:value-type="float">
            <text:p>6139.28</text:p>
          </table:table-cell>
          <table:table-cell office:value-type="float" office:value="0.976" calcext:value-type="float">
            <text:p>0.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16_12</text:p>
          </table:table-cell>
          <table:table-cell office:value-type="float" office:value="2135.28" calcext:value-type="float">
            <text:p>2135.28</text:p>
          </table:table-cell>
          <table:table-cell office:value-type="float" office:value="0.48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16_16</text:p>
          </table:table-cell>
          <table:table-cell office:value-type="float" office:value="65132.4" calcext:value-type="float">
            <text:p>65132.4</text:p>
          </table:table-cell>
          <table:table-cell office:value-type="float" office:value="12.48" calcext:value-type="float">
            <text:p>12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16_32</text:p>
          </table:table-cell>
          <table:table-cell office:value-type="float" office:value="59168.6" calcext:value-type="float">
            <text:p>59168.6</text:p>
          </table:table-cell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16_4</text:p>
          </table:table-cell>
          <table:table-cell office:value-type="float" office:value="961.542" calcext:value-type="float">
            <text:p>961.542</text:p>
          </table:table-cell>
          <table:table-cell office:value-type="float" office:value="0.48" calcext:value-type="float">
            <text:p>0.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16_8</text:p>
          </table:table-cell>
          <table:table-cell office:value-type="float" office:value="74672" calcext:value-type="float">
            <text:p>74672</text:p>
          </table:table-cell>
          <table:table-cell office:value-type="float" office:value="24.96" calcext:value-type="float">
            <text:p>2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24_32</text:p>
          </table:table-cell>
          <table:table-cell office:value-type="float" office:value="8115.53" calcext:value-type="float">
            <text:p>8115.53</text:p>
          </table:table-cell>
          <table:table-cell office:value-type="float" office:value="0.624" calcext:value-type="float">
            <text:p>0.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32_16</text:p>
          </table:table-cell>
          <table:table-cell office:value-type="float" office:value="50022.6" calcext:value-type="float">
            <text:p>50022.6</text:p>
          </table:table-cell>
          <table:table-cell office:value-type="float" office:value="6.24" calcext:value-type="float">
            <text:p>6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32_24</text:p>
          </table:table-cell>
          <table:table-cell office:value-type="float" office:value="2894.64" calcext:value-type="float">
            <text:p>2894.64</text:p>
          </table:table-cell>
          <table:table-cell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32_32</text:p>
          </table:table-cell>
          <table:table-cell office:value-type="float" office:value="46996.4" calcext:value-type="float">
            <text:p>46996.4</text:p>
          </table:table-cell>
          <table:table-cell office:value-type="float" office:value="3.12" calcext:value-type="float">
            <text:p>3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32_64</text:p>
          </table:table-cell>
          <table:table-cell office:value-type="float" office:value="41611" calcext:value-type="float">
            <text:p>41611</text:p>
          </table:table-cell>
          <table:table-cell office:value-type="float" office:value="1.456" calcext:value-type="float">
            <text:p>1.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32_8</text:p>
          </table:table-cell>
          <table:table-cell office:value-type="float" office:value="1117.71" calcext:value-type="float">
            <text:p>1117.71</text:p>
          </table:table-cell>
          <table:table-cell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4_16</text:p>
          </table:table-cell>
          <table:table-cell office:value-type="float" office:value="3775.6" calcext:value-type="float">
            <text:p>3775.6</text:p>
          </table:table-cell>
          <table:table-cell office:value-type="float" office:value="0.976" calcext:value-type="float">
            <text:p>0.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4_8</text:p>
          </table:table-cell>
          <table:table-cell office:value-type="float" office:value="107521" calcext:value-type="float">
            <text:p>107521</text:p>
          </table:table-cell>
          <table:table-cell office:value-type="float" office:value="49.92" calcext:value-type="float">
            <text:p>49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64_32</text:p>
          </table:table-cell>
          <table:table-cell office:value-type="float" office:value="37379.3" calcext:value-type="float">
            <text:p>37379.3</text:p>
          </table:table-cell>
          <table:table-cell office:value-type="float" office:value="1.456" calcext:value-type="float">
            <text:p>1.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64_64</text:p>
          </table:table-cell>
          <table:table-cell office:value-type="float" office:value="35860.5" calcext:value-type="float">
            <text:p>35860.5</text:p>
          </table:table-cell>
          <table:table-cell office:value-type="float" office:value="0.728" calcext:value-type="float">
            <text:p>0.7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8_16</text:p>
          </table:table-cell>
          <table:table-cell office:value-type="float" office:value="92328.8" calcext:value-type="float">
            <text:p>92328.8</text:p>
          </table:table-cell>
          <table:table-cell office:value-type="float" office:value="24.96" calcext:value-type="float">
            <text:p>24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8_32</text:p>
          </table:table-cell>
          <table:table-cell office:value-type="float" office:value="4500.15" calcext:value-type="float">
            <text:p>4500.15</text:p>
          </table:table-cell>
          <table:table-cell office:value-type="float" office:value="0.624" calcext:value-type="float">
            <text:p>0.6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8_4</text:p>
          </table:table-cell>
          <table:table-cell office:value-type="float" office:value="72621.6" calcext:value-type="float">
            <text:p>72621.6</text:p>
          </table:table-cell>
          <table:table-cell office:value-type="float" office:value="49.92" calcext:value-type="float">
            <text:p>49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arterInterpol_8_8</text:p>
          </table:table-cell>
          <table:table-cell office:value-type="float" office:value="110343" calcext:value-type="float">
            <text:p>110343</text:p>
          </table:table-cell>
          <table:table-cell office:value-type="float" office:value="49.92" calcext:value-type="float">
            <text:p>49.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2x16</text:p>
          </table:table-cell>
          <table:table-cell office:value-type="float" office:value="10293.7" calcext:value-type="float">
            <text:p>10293.7</text:p>
          </table:table-cell>
          <table:table-cell office:value-type="float" office:value="39.528" calcext:value-type="float">
            <text:p>39.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2x16sub</text:p>
          </table:table-cell>
          <table:table-cell office:value-type="float" office:value="6297.83" calcext:value-type="float">
            <text:p>6297.83</text:p>
          </table:table-cell>
          <table:table-cell office:value-type="float" office:value="31.021" calcext:value-type="float">
            <text:p>31.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2</text:p>
          </table:table-cell>
          <table:table-cell office:value-type="float" office:value="4693.75" calcext:value-type="float">
            <text:p>4693.75</text:p>
          </table:table-cell>
          <table:table-cell office:value-type="float" office:value="19.44" calcext:value-type="float">
            <text:p>19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2sub</text:p>
          </table:table-cell>
          <table:table-cell office:value-type="float" office:value="2413.99" calcext:value-type="float">
            <text:p>2413.99</text:p>
          </table:table-cell>
          <table:table-cell office:value-type="float" office:value="13.072" calcext:value-type="float">
            <text:p>13.0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6</text:p>
          </table:table-cell>
          <table:table-cell office:value-type="float" office:value="93302.5" calcext:value-type="float">
            <text:p>93302.5</text:p>
          </table:table-cell>
          <table:table-cell office:value-type="float" office:value="505.44" calcext:value-type="float">
            <text:p>505.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16sub</text:p>
          </table:table-cell>
          <table:table-cell office:value-type="float" office:value="47166.6" calcext:value-type="float">
            <text:p>47166.6</text:p>
          </table:table-cell>
          <table:table-cell office:value-type="float" office:value="293.7" calcext:value-type="float">
            <text:p>293.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32</text:p>
          </table:table-cell>
          <table:table-cell office:value-type="float" office:value="59371" calcext:value-type="float">
            <text:p>59371</text:p>
          </table:table-cell>
          <table:table-cell office:value-type="float" office:value="252.72" calcext:value-type="float">
            <text:p>252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32sub</text:p>
          </table:table-cell>
          <table:table-cell office:value-type="float" office:value="26522.9" calcext:value-type="float">
            <text:p>26522.9</text:p>
          </table:table-cell>
          <table:table-cell office:value-type="float" office:value="120.857" calcext:value-type="float">
            <text:p>120.8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4</text:p>
          </table:table-cell>
          <table:table-cell office:value-type="float" office:value="7390.5" calcext:value-type="float">
            <text:p>7390.5</text:p>
          </table:table-cell>
          <table:table-cell office:value-type="float" office:value="44.017" calcext:value-type="float">
            <text:p>44.0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16x8</text:p>
          </table:table-cell>
          <table:table-cell office:value-type="float" office:value="203169" calcext:value-type="float">
            <text:p>203169</text:p>
          </table:table-cell>
          <table:table-cell office:value-type="float" office:value="1392.1" calcext:value-type="float">
            <text:p>1392.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24x32</text:p>
          </table:table-cell>
          <table:table-cell office:value-type="float" office:value="9812.36" calcext:value-type="float">
            <text:p>9812.36</text:p>
          </table:table-cell>
          <table:table-cell office:value-type="float" office:value="25.272" calcext:value-type="float">
            <text:p>25.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24x32sub</text:p>
          </table:table-cell>
          <table:table-cell office:value-type="float" office:value="8565.19" calcext:value-type="float">
            <text:p>8565.19</text:p>
          </table:table-cell>
          <table:table-cell office:value-type="float" office:value="23.738" calcext:value-type="float">
            <text:p>23.7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16</text:p>
          </table:table-cell>
          <table:table-cell office:value-type="float" office:value="61040.2" calcext:value-type="float">
            <text:p>61040.2</text:p>
          </table:table-cell>
          <table:table-cell office:value-type="float" office:value="252.72" calcext:value-type="float">
            <text:p>252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16sub</text:p>
          </table:table-cell>
          <table:table-cell office:value-type="float" office:value="25258.8" calcext:value-type="float">
            <text:p>25258.8</text:p>
          </table:table-cell>
          <table:table-cell office:value-type="float" office:value="116.709" calcext:value-type="float">
            <text:p>116.7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24</text:p>
          </table:table-cell>
          <table:table-cell office:value-type="float" office:value="3948.69" calcext:value-type="float">
            <text:p>3948.69</text:p>
          </table:table-cell>
          <table:table-cell office:value-type="float" office:value="9.72" calcext:value-type="float">
            <text:p>9.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24sub</text:p>
          </table:table-cell>
          <table:table-cell office:value-type="float" office:value="2548.46" calcext:value-type="float">
            <text:p>2548.46</text:p>
          </table:table-cell>
          <table:table-cell office:value-type="float" office:value="7.105" calcext:value-type="float">
            <text:p>7.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32</text:p>
          </table:table-cell>
          <table:table-cell office:value-type="float" office:value="46277.8" calcext:value-type="float">
            <text:p>46277.8</text:p>
          </table:table-cell>
          <table:table-cell office:value-type="float" office:value="126.36" calcext:value-type="float">
            <text:p>12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32sub</text:p>
          </table:table-cell>
          <table:table-cell office:value-type="float" office:value="29062.5" calcext:value-type="float">
            <text:p>29062.5</text:p>
          </table:table-cell>
          <table:table-cell office:value-type="float" office:value="78.83" calcext:value-type="float">
            <text:p>78.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64</text:p>
          </table:table-cell>
          <table:table-cell office:value-type="float" office:value="36766.8" calcext:value-type="float">
            <text:p>36766.8</text:p>
          </table:table-cell>
          <table:table-cell office:value-type="float" office:value="58.968" calcext:value-type="float">
            <text:p>58.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64sub</text:p>
          </table:table-cell>
          <table:table-cell office:value-type="float" office:value="17103" calcext:value-type="float">
            <text:p>17103</text:p>
          </table:table-cell>
          <table:table-cell office:value-type="float" office:value="27.174" calcext:value-type="float">
            <text:p>27.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32x8</text:p>
          </table:table-cell>
          <table:table-cell office:value-type="float" office:value="5408.29" calcext:value-type="float">
            <text:p>5408.29</text:p>
          </table:table-cell>
          <table:table-cell office:value-type="float" office:value="17.953" calcext:value-type="float">
            <text:p>17.9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4x16</text:p>
          </table:table-cell>
          <table:table-cell office:value-type="float" office:value="6919.38" calcext:value-type="float">
            <text:p>6919.38</text:p>
          </table:table-cell>
          <table:table-cell office:value-type="float" office:value="39.528" calcext:value-type="float">
            <text:p>39.5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4x16sub</text:p>
          </table:table-cell>
          <table:table-cell office:value-type="float" office:value="5064.73" calcext:value-type="float">
            <text:p>5064.73</text:p>
          </table:table-cell>
          <table:table-cell office:value-type="float" office:value="41.281" calcext:value-type="float">
            <text:p>41.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4x8</text:p>
          </table:table-cell>
          <table:table-cell office:value-type="float" office:value="131218" calcext:value-type="float">
            <text:p>131218</text:p>
          </table:table-cell>
          <table:table-cell office:value-type="float" office:value="1284.12" calcext:value-type="float">
            <text:p>1284.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32</text:p>
          </table:table-cell>
          <table:table-cell office:value-type="float" office:value="38363.9" calcext:value-type="float">
            <text:p>38363.9</text:p>
          </table:table-cell>
          <table:table-cell office:value-type="float" office:value="58.968" calcext:value-type="float">
            <text:p>58.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32sub</text:p>
          </table:table-cell>
          <table:table-cell office:value-type="float" office:value="21032.1" calcext:value-type="float">
            <text:p>21032.1</text:p>
          </table:table-cell>
          <table:table-cell office:value-type="float" office:value="32.227" calcext:value-type="float">
            <text:p>32.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64</text:p>
          </table:table-cell>
          <table:table-cell office:value-type="float" office:value="35720.1" calcext:value-type="float">
            <text:p>35720.1</text:p>
          </table:table-cell>
          <table:table-cell office:value-type="float" office:value="29.484" calcext:value-type="float">
            <text:p>29.4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64x64sub</text:p>
          </table:table-cell>
          <table:table-cell office:value-type="float" office:value="20995.4" calcext:value-type="float">
            <text:p>20995.4</text:p>
          </table:table-cell>
          <table:table-cell office:value-type="float" office:value="16.944" calcext:value-type="float">
            <text:p>16.9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16</text:p>
          </table:table-cell>
          <table:table-cell office:value-type="float" office:value="101504" calcext:value-type="float">
            <text:p>101504</text:p>
          </table:table-cell>
          <table:table-cell office:value-type="float" office:value="1010.88" calcext:value-type="float">
            <text:p>1010.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16sub</text:p>
          </table:table-cell>
          <table:table-cell office:value-type="float" office:value="38832.9" calcext:value-type="float">
            <text:p>38832.9</text:p>
          </table:table-cell>
          <table:table-cell office:value-type="float" office:value="376.156" calcext:value-type="float">
            <text:p>376.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32</text:p>
          </table:table-cell>
          <table:table-cell office:value-type="float" office:value="5040.88" calcext:value-type="float">
            <text:p>5040.88</text:p>
          </table:table-cell>
          <table:table-cell office:value-type="float" office:value="25.272" calcext:value-type="float">
            <text:p>25.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32sub</text:p>
          </table:table-cell>
          <table:table-cell office:value-type="float" office:value="5036.12" calcext:value-type="float">
            <text:p>5036.12</text:p>
          </table:table-cell>
          <table:table-cell office:value-type="float" office:value="27.926" calcext:value-type="float">
            <text:p>27.9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4</text:p>
          </table:table-cell>
          <table:table-cell office:value-type="float" office:value="145859" calcext:value-type="float">
            <text:p>145859</text:p>
          </table:table-cell>
          <table:table-cell office:value-type="float" office:value="1261.4" calcext:value-type="float">
            <text:p>1261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_SAD_8x8</text:p>
          </table:table-cell>
          <table:table-cell office:value-type="float" office:value="303731" calcext:value-type="float">
            <text:p>303731</text:p>
          </table:table-cell>
          <table:table-cell office:value-type="float" office:value="2835.86" calcext:value-type="float">
            <text:p>2835.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16x16</text:p>
          </table:table-cell>
          <table:table-cell office:value-type="float" office:value="39969.2" calcext:value-type="float">
            <text:p>39969.2</text:p>
          </table:table-cell>
          <table:table-cell office:value-type="float" office:value="32.929" calcext:value-type="float">
            <text:p>32.9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32x32</text:p>
          </table:table-cell>
          <table:table-cell office:value-type="float" office:value="34056.7" calcext:value-type="float">
            <text:p>34056.7</text:p>
          </table:table-cell>
          <table:table-cell office:value-type="float" office:value="4.606" calcext:value-type="float">
            <text:p>4.6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4x4</text:p>
          </table:table-cell>
          <table:table-cell office:value-type="float" office:value="73328" calcext:value-type="float">
            <text:p>73328</text:p>
          </table:table-cell>
          <table:table-cell office:value-type="float" office:value="493.044" calcext:value-type="float">
            <text:p>493.0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CT_8x8</text:p>
          </table:table-cell>
          <table:table-cell office:value-type="float" office:value="37646.1" calcext:value-type="float">
            <text:p>37646.1</text:p>
          </table:table-cell>
          <table:table-cell office:value-type="float" office:value="135.06" calcext:value-type="float">
            <text:p>135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DST_4x4</text:p>
          </table:table-cell>
          <table:table-cell office:value-type="float" office:value="290.871" calcext:value-type="float">
            <text:p>290.871</text:p>
          </table:table-cell>
          <table:table-cell office:value-type="float" office:value="0.97" calcext:value-type="float">
            <text:p>0.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16x16</text:p>
          </table:table-cell>
          <table:table-cell office:value-type="float" office:value="4998.45" calcext:value-type="float">
            <text:p>4998.45</text:p>
          </table:table-cell>
          <table:table-cell office:value-type="float" office:value="3.764" calcext:value-type="float">
            <text:p>3.7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32x32</text:p>
          </table:table-cell>
          <table:table-cell office:value-type="float" office:value="11664.6" calcext:value-type="float">
            <text:p>11664.6</text:p>
          </table:table-cell>
          <table:table-cell office:value-type="float" office:value="1.428" calcext:value-type="float">
            <text:p>1.4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4x4</text:p>
          </table:table-cell>
          <table:table-cell office:value-type="float" office:value="1122.95" calcext:value-type="float">
            <text:p>1122.95</text:p>
          </table:table-cell>
          <table:table-cell office:value-type="float" office:value="4.165" calcext:value-type="float">
            <text:p>4.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CT_8x8</text:p>
          </table:table-cell>
          <table:table-cell office:value-type="float" office:value="2252.1" calcext:value-type="float">
            <text:p>2252.1</text:p>
          </table:table-cell>
          <table:table-cell office:value-type="float" office:value="4.971" calcext:value-type="float">
            <text:p>4.9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_iDST_4x4</text:p>
          </table:table-cell>
          <table:table-cell office:value-type="float" office:value="95.6059" calcext:value-type="float">
            <text:p>95.6059</text:p>
          </table:table-cell>
          <table:table-cell office:value-type="float" office:value="0.298" calcext:value-type="float">
            <text:p>0.298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358:Sheet1.B4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5T15:30:55.229565302</dc:date>
    <meta:document-statistic meta:table-count="1" meta:cell-count="1759" meta:object-count="3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cm" svg:height="9.01cm" xlink:href=".." xlink:type="simple" chart:class="chart:circle" chart:style-name="ch1">
        <chart:legend chart:legend-position="end" svg:x="13.985cm" svg:y="3.459cm" style:legend-expansion="high" chart:style-name="ch2"/>
        <chart:plot-area chart:style-name="ch3" table:cell-range-address="Sheet1.D133:Sheet1.E136" chart:data-source-has-labels="column" svg:x="0.32cm" svg:y="0.18cm" svg:width="13.345cm" svg:height="8.65cm">
          <chartooo:coordinate-region svg:x="2.668cm" svg:y="0.181cm" svg:width="8.649cm" svg:height="8.649cm"/>
          <chart:axis chart:dimension="x" chart:name="primary-x" chart:style-name="ch4" chartooo:axis-type="auto">
            <chartooo:date-scale/>
            <chart:categories table:cell-range-address="Sheet1.D133:Sheet1.D1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133:Sheet1.E136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DIST</text:p>
                <draw:g>
                  <svg:desc>Sheet1.D133:Sheet1.D136</svg:desc>
                </draw:g>
              </table:table-cell>
              <table:table-cell office:value-type="float" office:value="2027428.697">
                <text:p>2027428.697</text:p>
                <draw:g>
                  <svg:desc>Sheet1.E133:Sheet1.E136</svg:desc>
                </draw:g>
              </table:table-cell>
            </table:table-row>
            <table:table-row>
              <table:table-cell office:value-type="string">
                <text:p>INTERP</text:p>
              </table:table-cell>
              <table:table-cell office:value-type="float" office:value="687294.211">
                <text:p>687294.211</text:p>
              </table:table-cell>
            </table:table-row>
            <table:table-row>
              <table:table-cell office:value-type="string">
                <text:p>TR</text:p>
              </table:table-cell>
              <table:table-cell office:value-type="float" office:value="222537.542">
                <text:p>222537.542</text:p>
              </table:table-cell>
            </table:table-row>
            <table:table-row>
              <table:table-cell office:value-type="string">
                <text:p>Others</text:p>
              </table:table-cell>
              <table:table-cell office:value-type="float" office:value="5687740">
                <text:p>56877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975cm" svg:y="3.454cm" style:legend-expansion="high" chart:style-name="ch2"/>
        <chart:plot-area chart:style-name="ch3" table:cell-range-address="Sheet1.D245:Sheet1.E248" chart:data-source-has-labels="column" svg:x="0.32cm" svg:y="0.18cm" svg:width="13.335cm" svg:height="8.64cm">
          <chartooo:coordinate-region svg:x="2.668cm" svg:y="0.181cm" svg:width="8.639cm" svg:height="8.639cm"/>
          <chart:axis chart:dimension="x" chart:name="primary-x" chart:style-name="ch4" chartooo:axis-type="auto">
            <chartooo:date-scale/>
            <chart:categories table:cell-range-address="Sheet1.D245:Sheet1.D2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245:Sheet1.E248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DIST</text:p>
                <draw:g>
                  <svg:desc>Sheet1.D245:Sheet1.D248</svg:desc>
                </draw:g>
              </table:table-cell>
              <table:table-cell office:value-type="float" office:value="2955389.228">
                <text:p>2955389.228</text:p>
                <draw:g>
                  <svg:desc>Sheet1.E245:Sheet1.E248</svg:desc>
                </draw:g>
              </table:table-cell>
            </table:table-row>
            <table:table-row>
              <table:table-cell office:value-type="string">
                <text:p>INTERP</text:p>
              </table:table-cell>
              <table:table-cell office:value-type="float" office:value="1001027.472">
                <text:p>1001027.472</text:p>
              </table:table-cell>
            </table:table-row>
            <table:table-row>
              <table:table-cell office:value-type="string">
                <text:p>TR</text:p>
              </table:table-cell>
              <table:table-cell office:value-type="float" office:value="220472.369">
                <text:p>220472.369</text:p>
              </table:table-cell>
            </table:table-row>
            <table:table-row>
              <table:table-cell office:value-type="string">
                <text:p>Others</text:p>
              </table:table-cell>
              <table:table-cell office:value-type="float" office:value="6911580">
                <text:p>69115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975cm" svg:y="3.454cm" style:legend-expansion="high" chart:style-name="ch2"/>
        <chart:plot-area chart:style-name="ch3" table:cell-range-address="Sheet1.D469:Sheet1.E472" chart:data-source-has-labels="column" svg:x="0.32cm" svg:y="0.18cm" svg:width="13.335cm" svg:height="8.64cm">
          <chartooo:coordinate-region svg:x="2.668cm" svg:y="0.181cm" svg:width="8.639cm" svg:height="8.639cm"/>
          <chart:axis chart:dimension="x" chart:name="primary-x" chart:style-name="ch4" chartooo:axis-type="auto">
            <chartooo:date-scale/>
            <chart:categories table:cell-range-address="Sheet1.D469:Sheet1.D4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469:Sheet1.E472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DIST</text:p>
                <draw:g>
                  <svg:desc>Sheet1.D469:Sheet1.D472</svg:desc>
                </draw:g>
              </table:table-cell>
              <table:table-cell office:value-type="float" office:value="3199156.75">
                <text:p>3199156.75</text:p>
                <draw:g>
                  <svg:desc>Sheet1.E469:Sheet1.E472</svg:desc>
                </draw:g>
              </table:table-cell>
            </table:table-row>
            <table:table-row>
              <table:table-cell office:value-type="string">
                <text:p>INTERP</text:p>
              </table:table-cell>
              <table:table-cell office:value-type="float" office:value="1918764.72">
                <text:p>1918764.72</text:p>
              </table:table-cell>
            </table:table-row>
            <table:table-row>
              <table:table-cell office:value-type="string">
                <text:p>TR</text:p>
              </table:table-cell>
              <table:table-cell office:value-type="float" office:value="205424.5769">
                <text:p>205424.5769</text:p>
              </table:table-cell>
            </table:table-row>
            <table:table-row>
              <table:table-cell office:value-type="string">
                <text:p>Others</text:p>
              </table:table-cell>
              <table:table-cell office:value-type="float" office:value="8642050">
                <text:p>86420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